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3.6299in"/>
    </style:style>
    <style:style style:name="co3" style:family="table-column">
      <style:table-column-properties fo:break-before="auto" style:column-width="4.7917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4339in"/>
    </style:style>
    <style:style style:name="co7" style:family="table-column">
      <style:table-column-properties fo:break-before="auto" style:column-width="1.402in"/>
    </style:style>
    <style:style style:name="co8" style:family="table-column">
      <style:table-column-properties fo:break-before="auto" style:column-width="2.6717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1.122in"/>
    </style:style>
    <style:style style:name="co11" style:family="table-column">
      <style:table-column-properties fo:break-before="auto" style:column-width="1.7035in"/>
    </style:style>
    <style:style style:name="co12" style:family="table-column">
      <style:table-column-properties fo:break-before="auto" style:column-width="3.3929in"/>
    </style:style>
    <style:style style:name="co13" style:family="table-column">
      <style:table-column-properties fo:break-before="auto" style:column-width="1.0252in"/>
    </style:style>
    <style:style style:name="co14" style:family="table-column">
      <style:table-column-properties fo:break-before="auto" style:column-width="2.048in"/>
    </style:style>
    <style:style style:name="co15" style:family="table-column">
      <style:table-column-properties fo:break-before="auto" style:column-width="1.9402in"/>
    </style:style>
    <style:style style:name="co16" style:family="table-column">
      <style:table-column-properties fo:break-before="auto" style:column-width="2.3811in"/>
    </style:style>
    <style:style style:name="co17" style:family="table-column">
      <style:table-column-properties fo:break-before="auto" style:column-width="0.8638in"/>
    </style:style>
    <style:style style:name="co18" style:family="table-column">
      <style:table-column-properties fo:break-before="auto" style:column-width="1.3047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[Account_Value]</text:p>
          </table:table-cell>
          <table:table-cell office:value-type="string">
            <text:p>[Account_Name]</text:p>
          </table:table-cell>
          <table:table-cell office:value-type="string">
            <text:p>[Account_Description]</text:p>
          </table:table-cell>
          <table:table-cell office:value-type="string">
            <text:p>[Account_Type]</text:p>
          </table:table-cell>
          <table:table-cell office:value-type="string">
            <text:p>[Account_Sign]</text:p>
          </table:table-cell>
          <table:table-cell office:value-type="string">
            <text:p>[Account_Document]</text:p>
          </table:table-cell>
          <table:table-cell office:value-type="string">
            <text:p>[Account_Summary]</text:p>
          </table:table-cell>
          <table:table-cell office:value-type="string">
            <text:p>[Default_Account]</text:p>
          </table:table-cell>
          <table:table-cell office:value-type="string">
            <text:p>[Account_Parent]</text:p>
          </table:table-cell>
          <table:table-cell office:value-type="string">
            <text:p>[Balance Sheet]</text:p>
          </table:table-cell>
          <table:table-cell office:value-type="string">
            <text:p>[Balance Sheet_Name]</text:p>
          </table:table-cell>
          <table:table-cell office:value-type="string">
            <text:p>[US 1120 Balance Sheet]</text:p>
          </table:table-cell>
          <table:table-cell office:value-type="string">
            <text:p>US 1120 Balance Sheet_Name</text:p>
          </table:table-cell>
          <table:table-cell office:value-type="string">
            <text:p>[Profit &amp; Loss]</text:p>
          </table:table-cell>
          <table:table-cell office:value-type="string">
            <text:p>[Profit &amp; Loss_Name]</text:p>
          </table:table-cell>
          <table:table-cell office:value-type="string">
            <text:p>[US 1120 Income Statement]</text:p>
          </table:table-cell>
          <table:table-cell office:value-type="string">
            <text:p>[US 1120 Income Statement_Name]</text:p>
          </table:table-cell>
          <table:table-cell office:value-type="string">
            <text:p>[Cash Flow]</text:p>
          </table:table-cell>
          <table:table-cell office:value-type="string">
            <text:p>[Cash Flow_Name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สินทรัพย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สินทรัพย์</text:p>
          </table:table-cell>
          <table:table-cell office:value-type="float" office:value="15">
            <text:p>15</text:p>
          </table:table-cell>
          <table:table-cell office:value-type="string">
            <text:p>Total Assets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สินทรัพย์หมุนเวีย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สินทรัพย์หมุนเวียน</text:p>
          </table:table-cell>
          <table:table-cell table:number-columns-repeated="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เงินสด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office:value-type="string">
            <text:p>เงินสดและเงินฝากธนาคาร</text:p>
          </table:table-cell>
          <table:table-cell office:value-type="float" office:value="1">
            <text:p>1</text:p>
          </table:table-cell>
          <table:table-cell office:value-type="string">
            <text:p>Cash</text:p>
          </table:table-cell>
          <table:table-cell table:number-columns-repeated="6"/>
        </table:table-row>
        <table:table-row table:style-name="ro1">
          <table:table-cell office:value-type="float" office:value="11100">
            <text:p>11100</text:p>
          </table:table-cell>
          <table:table-cell office:value-type="string">
            <text:p>เงินฝากธนาคาร</text:p>
          </table:table-cell>
          <table:table-cell office:value-type="string">
            <text:p>Bank Asse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ASSET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110">
            <text:p>11110</text:p>
          </table:table-cell>
          <table:table-cell office:value-type="string">
            <text:p>เงินฝากระหว่างทาง</text:p>
          </table:table-cell>
          <table:table-cell office:value-type="string">
            <text:p>Bank transactions in transi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120">
            <text:p>11120</text:p>
          </table:table-cell>
          <table:table-cell office:value-type="string">
            <text:p>เงินฝากธนาคาร-ไม่ทราบผู้โอน</text:p>
          </table:table-cell>
          <table:table-cell office:value-type="string">
            <text:p>Receipts from unidentified customer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IDENTIFIED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130">
            <text:p>11130</text:p>
          </table:table-cell>
          <table:table-cell office:value-type="string">
            <text:p>เงินฝากธนาคาร-เอกสารไม่สมบูรณ์</text:p>
          </table:table-cell>
          <table:table-cell office:value-type="string">
            <text:p>Received, unallocated payment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ALLOCATEDCASH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200">
            <text:p>11200</text:p>
          </table:table-cell>
          <table:table-cell office:value-type="string">
            <text:p>เงินฝากกระแสรายวั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B_INTRANSITAR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300">
            <text:p>11300</text:p>
          </table:table-cell>
          <table:table-cell office:value-type="string">
            <text:p>เงินฝากออมทรัพย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800">
            <text:p>11800</text:p>
          </table:table-cell>
          <table:table-cell office:value-type="string">
            <text:p>เงินสดในเครื่องเก็บเงิ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900">
            <text:p>11900</text:p>
          </table:table-cell>
          <table:table-cell office:value-type="string">
            <text:p>เงินสดย่อย</text:p>
          </table:table-cell>
          <table:table-cell office:value-type="string">
            <text:p>Cash Book Asse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910">
            <text:p>11910</text:p>
          </table:table-cell>
          <table:table-cell office:value-type="string">
            <text:p>เงินสดย่อยระหว่างทาง</text:p>
          </table:table-cell>
          <table:table-cell office:value-type="string">
            <text:p>Cash Book Transfer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float" office:value="111">
            <text:p>111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ลูกหนี้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office:value-type="string">
            <text:p>ลูกหนี้</text:p>
          </table:table-cell>
          <table:table-cell table:number-columns-repeated="8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ลูกหนี้การค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211">
            <text:p>11211</text:p>
          </table:table-cell>
          <table:table-cell office:value-type="string">
            <text:p>ลูกหนี้การค้า</text:p>
          </table:table-cell>
          <table:table-cell office:value-type="string">
            <text:p>Accounts Receivable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float" office:value="1121">
            <text:p>1121</text:p>
          </table:table-cell>
          <table:table-cell table:number-columns-repeated="2"/>
          <table:table-cell office:value-type="string">
            <text:p>2a</text:p>
          </table:table-cell>
          <table:table-cell office:value-type="string">
            <text:p>Trade nodes and accounts receivables</text:p>
          </table:table-cell>
          <table:table-cell table:number-columns-repeated="6"/>
        </table:table-row>
        <table:table-row table:style-name="ro1">
          <table:table-cell office:value-type="float" office:value="11212">
            <text:p>11212</text:p>
          </table:table-cell>
          <table:table-cell office:value-type="string">
            <text:p>ลูกหนี้การค้า - บริการ</text:p>
          </table:table-cell>
          <table:table-cell office:value-type="string">
            <text:p>Accounts Receivables for Service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SERVICES_ACCT</text:p>
          </table:table-cell>
          <table:table-cell office:value-type="float" office:value="1121">
            <text:p>1121</text:p>
          </table:table-cell>
          <table:table-cell table:number-columns-repeated="2"/>
          <table:table-cell office:value-type="string">
            <text:p>2a</text:p>
          </table:table-cell>
          <table:table-cell office:value-type="string">
            <text:p>Trade nodes and accounts receivables</text:p>
          </table:table-cell>
          <table:table-cell table:number-columns-repeated="6"/>
        </table:table-row>
        <table:table-row table:style-name="ro1">
          <table:table-cell office:value-type="float" office:value="11213">
            <text:p>11213</text:p>
          </table:table-cell>
          <table:table-cell office:value-type="string">
            <text:p>ลูกหนี้เช็คคืน - เงินในบัญชีไม่พอจ่าย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1">
            <text:p>1121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13">
            <text:p>11213</text:p>
          </table:table-cell>
          <table:table-cell office:value-type="string">
            <text:p>สำรองหนึ้สูญลูกหนี้การค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1">
            <text:p>1121</text:p>
          </table:table-cell>
          <table:table-cell table:number-columns-repeated="2"/>
          <table:table-cell office:value-type="string">
            <text:p>2b</text:p>
          </table:table-cell>
          <table:table-cell office:value-type="string">
            <text:p>Less allowances for bad debts</text:p>
          </table:table-cell>
          <table:table-cell table:number-columns-repeated="6"/>
        </table:table-row>
        <table:table-row table:style-name="ro1">
          <table:table-cell office:value-type="float" office:value="11215">
            <text:p>11215</text:p>
          </table:table-cell>
          <table:table-cell office:value-type="string">
            <text:p>ลูกหนี้การค้า-ที่ยังไม่ได้ใบกำกับสินค้า</text:p>
          </table:table-cell>
          <table:table-cell office:value-type="string">
            <text:p>We delivered but have not invoiced ye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VABLES_ACCT</text:p>
          </table:table-cell>
          <table:table-cell office:value-type="float" office:value="1121">
            <text:p>1121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ลูกหนี้บัตรเครดิต-ระหว่างทาง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221">
            <text:p>11221</text:p>
          </table:table-cell>
          <table:table-cell office:value-type="string">
            <text:p>ลูกหนี้บัตรเครดิต-Amex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2">
            <text:p>1122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22">
            <text:p>11222</text:p>
          </table:table-cell>
          <table:table-cell office:value-type="string">
            <text:p>ลูกหนี้บัตรเครดิต-Master Card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2">
            <text:p>1122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23">
            <text:p>11223</text:p>
          </table:table-cell>
          <table:table-cell office:value-type="string">
            <text:p>ลูกหนี้บัตรเครดิต-Visa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2">
            <text:p>1122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24">
            <text:p>11224</text:p>
          </table:table-cell>
          <table:table-cell office:value-type="string">
            <text:p>ลูกหนี้บัตรเครดิต-บัตร ATM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2">
            <text:p>1122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สำรองหนี้สูญลูกหนี้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231">
            <text:p>11231</text:p>
          </table:table-cell>
          <table:table-cell office:value-type="string">
            <text:p>สำรองหนี้สูญลูกหนี้บัตรเครดิต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3">
            <text:p>1123</text:p>
          </table:table-cell>
          <table:table-cell table:number-columns-repeated="2"/>
          <table:table-cell office:value-type="string">
            <text:p>2b</text:p>
          </table:table-cell>
          <table:table-cell table:number-columns-repeated="7"/>
        </table:table-row>
        <table:table-row table:style-name="ro1">
          <table:table-cell office:value-type="float" office:value="11232">
            <text:p>11232</text:p>
          </table:table-cell>
          <table:table-cell office:value-type="string">
            <text:p>สำรองหนี้สูญลูกหนี้สามาชิก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3">
            <text:p>1123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ลูกหนี้เงินให้กู้ยื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ลูกหนี้เงินให้กู้ยืม-พนักงา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42">
            <text:p>11242</text:p>
          </table:table-cell>
          <table:table-cell office:value-type="string">
            <text:p>ลูกหนี้เงินให้กู้ยืมกรรมการ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4">
            <text:p>112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Loans to Shareholders</text:p>
          </table:table-cell>
          <table:table-cell table:number-columns-repeated="6"/>
        </table:table-row>
        <table:table-row table:style-name="ro1">
          <table:table-cell office:value-type="float" office:value="11243">
            <text:p>11243</text:p>
          </table:table-cell>
          <table:table-cell office:value-type="string">
            <text:p>ลูกหนี้เงินให้กู้ยืมอื่น ๆ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ค่าใช้จ่ายจ่ายล่วงหน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2510">
            <text:p>12510</text:p>
          </table:table-cell>
          <table:table-cell office:value-type="string">
            <text:p>ค่าใช้จ่ายจ่ายล่วงหน้า</text:p>
          </table:table-cell>
          <table:table-cell office:value-type="string">
            <text:p>Prepayments for future expens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PREPAYMENT_ACCT</text:p>
          </table:table-cell>
          <table:table-cell office:value-type="float" office:value="1125">
            <text:p>1125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2520">
            <text:p>12520</text:p>
          </table:table-cell>
          <table:table-cell office:value-type="string">
            <text:p>เงินทดรองจ่าย</text:p>
          </table:table-cell>
          <table:table-cell office:value-type="string">
            <text:p>Expense advance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PREPAYMENT_ACCT</text:p>
          </table:table-cell>
          <table:table-cell office:value-type="float" office:value="1125">
            <text:p>1125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ภาษีรับ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10"/>
        </table:table-row>
        <table:table-row table:style-name="ro1">
          <table:table-cell office:value-type="float" office:value="11261">
            <text:p>11261</text:p>
          </table:table-cell>
          <table:table-cell office:value-type="string">
            <text:p>ภาษีซื้อ</text:p>
          </table:table-cell>
          <table:table-cell office:value-type="string">
            <text:p>Tax to be re-imbursed - before tax declaration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float" office:value="1126">
            <text:p>112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1262">
            <text:p>11262</text:p>
          </table:table-cell>
          <table:table-cell office:value-type="string">
            <text:p>ภาษีซื้อยังไม่ถึงกำหนดชำระ</text:p>
          </table:table-cell>
          <table:table-cell table:number-columns-repeated="5"/>
          <table:table-cell office:value-type="string">
            <text:p>T_NOTCREDIT_ACCT</text:p>
          </table:table-cell>
          <table:table-cell office:value-type="float" office:value="1126">
            <text:p>1126</text:p>
          </table:table-cell>
          <table:table-cell table:number-columns-repeated="10"/>
        </table:table-row>
        <table:table-row table:style-name="ro1">
          <table:table-cell office:value-type="float" office:value="11263">
            <text:p>11263</text:p>
          </table:table-cell>
          <table:table-cell office:value-type="string">
            <text:p>ลูกหนี้กรมสรรพากร</text:p>
          </table:table-cell>
          <table:table-cell office:value-type="string">
            <text:p>Tax to receive based on tax declaration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RECEIVABLES_ACCT</text:p>
          </table:table-cell>
          <table:table-cell office:value-type="float" office:value="1126">
            <text:p>112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1264">
            <text:p>11264</text:p>
          </table:table-cell>
          <table:table-cell office:value-type="string">
            <text:p>ภาษีถูกหัก ณ ที่จ่าย</text:p>
          </table:table-cell>
          <table:table-cell table:number-columns-repeated="5"/>
          <table:table-cell office:value-type="string">
            <text:p>WITHHOLDINGAR_ACCT</text:p>
          </table:table-cell>
          <table:table-cell table:number-columns-repeated="11"/>
        </table:table-row>
        <table:table-row table:style-name="ro1">
          <table:table-cell office:value-type="float" office:value="12800">
            <text:p>12800</text:p>
          </table:table-cell>
          <table:table-cell office:value-type="string">
            <text:p>ลูกหนี้บริษัทในเครือ</text:p>
          </table:table-cell>
          <table:table-cell office:value-type="string">
            <text:p>Default Receivables account for intercompany trx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12900">
            <text:p>12900</text:p>
          </table:table-cell>
          <table:table-cell office:value-type="string">
            <text:p>ลูกหนี้อื่น ๆ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">
            <text:p>112</text:p>
          </table:table-cell>
          <table:table-cell table:number-columns-repeated="2"/>
          <table:table-cell office:value-type="string">
            <text:p>2a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เงินลงทุ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  <table:table-cell office:value-type="string">
            <text:p>เงินลงทุน</text:p>
          </table:table-cell>
          <table:table-cell table:number-columns-repeated="8"/>
        </table:table-row>
        <table:table-row table:style-name="ro1">
          <table:table-cell office:value-type="float" office:value="13100">
            <text:p>13100</text:p>
          </table:table-cell>
          <table:table-cell office:value-type="string">
            <text:p>พันธบัตรรัฐบาล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3">
            <text:p>11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S Government Obligations</text:p>
          </table:table-cell>
          <table:table-cell table:number-columns-repeated="6"/>
        </table:table-row>
        <table:table-row table:style-name="ro1">
          <table:table-cell office:value-type="float" office:value="13300">
            <text:p>13300</text:p>
          </table:table-cell>
          <table:table-cell office:value-type="string">
            <text:p>เงินลงทุนอื่น ๆ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3">
            <text:p>113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Other Investments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สินค้าคงเหลือ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string">
            <text:p>สินค้าคงเหลือ</text:p>
          </table:table-cell>
          <table:table-cell office:value-type="float" office:value="3">
            <text:p>3</text:p>
          </table:table-cell>
          <table:table-cell office:value-type="string">
            <text:p>Inventories</text:p>
          </table:table-cell>
          <table:table-cell table:number-columns-repeated="6"/>
        </table:table-row>
        <table:table-row table:style-name="ro1">
          <table:table-cell office:value-type="float" office:value="14100">
            <text:p>14100</text:p>
          </table:table-cell>
          <table:table-cell office:value-type="string">
            <text:p>สินค้าคงเหลือ-ทั่วไป</text:p>
          </table:table-cell>
          <table:table-cell office:value-type="string">
            <text:p>Inventory Accoun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ENTORY_ACCT</text:p>
          </table:table-cell>
          <table:table-cell office:value-type="float" office:value="11">
            <text:p>11</text:p>
          </table:table-cell>
          <table:table-cell table:number-columns-repeated="10"/>
        </table:table-row>
        <table:table-row table:style-name="ro1">
          <table:table-cell office:value-type="float" office:value="14120">
            <text:p>14120</text:p>
          </table:table-cell>
          <table:table-cell office:value-type="string">
            <text:p>สินค้าคงเหลือ-ผลิตภัณฑ์</text:p>
          </table:table-cell>
          <table:table-cell office:value-type="string">
            <text:p>Product Inventory Accoun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ASSET_ACCT</text:p>
          </table:table-cell>
          <table:table-cell office:value-type="float" office:value="114">
            <text:p>114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ค่าใช้จ่ายจ่ายล่วงหน้า <text:s/>เงินมัดจำและสินทรัพย์หมุนเวียนอื่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ค่าใช้จ่ายจ่ายล่วงหน้า <text:s/>เงินมัดจำและสินทรัพย์หมุนเวียนอื่น</text:p>
          </table:table-cell>
          <table:table-cell office:value-type="float" office:value="6">
            <text:p>6</text:p>
          </table:table-cell>
          <table:table-cell office:value-type="string">
            <text:p>Other Current Assets</text:p>
          </table:table-cell>
          <table:table-cell table:number-columns-repeated="6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ค่าใช้จ่ายจ่ายล่วงหน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1511">
            <text:p>11511</text:p>
          </table:table-cell>
          <table:table-cell office:value-type="string">
            <text:p>ค่าเบี้ยประกันจ่ายล่วงหน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1">
            <text:p>1151</text:p>
          </table:table-cell>
          <table:table-cell table:number-columns-repeated="10"/>
        </table:table-row>
        <table:table-row table:style-name="ro1">
          <table:table-cell office:value-type="float" office:value="11512">
            <text:p>11512</text:p>
          </table:table-cell>
          <table:table-cell office:value-type="string">
            <text:p>ค่าเช่าจ่ายล่วงหน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1">
            <text:p>1151</text:p>
          </table:table-cell>
          <table:table-cell table:number-columns-repeated="10"/>
        </table:table-row>
        <table:table-row table:style-name="ro1">
          <table:table-cell office:value-type="float" office:value="11513">
            <text:p>11513</text:p>
          </table:table-cell>
          <table:table-cell office:value-type="string">
            <text:p>ดอกเบี้ยจ่ายล่วงหน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1">
            <text:p>1151</text:p>
          </table:table-cell>
          <table:table-cell table:number-columns-repeated="10"/>
        </table:table-row>
        <table:table-row table:style-name="ro1">
          <table:table-cell office:value-type="float" office:value="11514">
            <text:p>11514</text:p>
          </table:table-cell>
          <table:table-cell office:value-type="string">
            <text:p>ค่าใช้จ่ายจ่ายล่วงหน้าอื่นๆ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1">
            <text:p>1151</text:p>
          </table:table-cell>
          <table:table-cell table:number-columns-repeated="10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เงินมัดจำ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1521">
            <text:p>11521</text:p>
          </table:table-cell>
          <table:table-cell office:value-type="string">
            <text:p>เงินประกันค่าเช่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2">
            <text:p>1152</text:p>
          </table:table-cell>
          <table:table-cell table:number-columns-repeated="10"/>
        </table:table-row>
        <table:table-row table:style-name="ro1">
          <table:table-cell office:value-type="float" office:value="11522">
            <text:p>11522</text:p>
          </table:table-cell>
          <table:table-cell office:value-type="string">
            <text:p>เงินประกันค่าน้ำค่าไฟฟ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2">
            <text:p>1152</text:p>
          </table:table-cell>
          <table:table-cell table:number-columns-repeated="10"/>
        </table:table-row>
        <table:table-row table:style-name="ro1">
          <table:table-cell office:value-type="float" office:value="11523">
            <text:p>11523</text:p>
          </table:table-cell>
          <table:table-cell office:value-type="string">
            <text:p>เงินมัดจำอื่น ๆ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2">
            <text:p>1152</text:p>
          </table:table-cell>
          <table:table-cell table:number-columns-repeated="10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สินทรัพย์หมุนเวียนอื่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5">
            <text:p>115</text:p>
          </table:table-cell>
          <table:table-cell table:number-columns-repeated="10"/>
        </table:table-row>
        <table:table-row table:style-name="ro1">
          <table:table-cell office:value-type="float" office:value="11531">
            <text:p>11531</text:p>
          </table:table-cell>
          <table:table-cell office:value-type="string">
            <text:p>สินทรัพย์หมุนเวียนอื่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53">
            <text:p>1153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5_</text:p>
          </table:table-cell>
          <table:table-cell office:value-type="string">
            <text:p>รวมสินทรัพย์หมุนเวียน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สินทรัพย์ไม่หมุนเวีย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สินทรัพย์ไม่หมุนเวียน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ที่ดิน <text:s/>อาคารและอุปกรณ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string">
            <text:p>ที่ดิน <text:s/>อาคารและอุปกรณ์</text:p>
          </table:table-cell>
          <table:table-cell table:number-columns-repeated="8"/>
        </table:table-row>
        <table:table-row table:style-name="ro1">
          <table:table-cell office:value-type="float" office:value="12110">
            <text:p>12110</text:p>
          </table:table-cell>
          <table:table-cell office:value-type="string">
            <text:p>ที่ดิ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">
            <text:p>1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Land</text:p>
          </table:table-cell>
          <table:table-cell table:number-columns-repeated="6"/>
        </table:table-row>
        <table:table-row table:style-name="ro1">
          <table:table-cell office:value-type="float" office:value="12120">
            <text:p>12120</text:p>
          </table:table-cell>
          <table:table-cell office:value-type="string">
            <text:p>อาคาร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">
            <text:p>121</text:p>
          </table:table-cell>
          <table:table-cell table:number-columns-repeated="2"/>
          <table:table-cell office:value-type="string">
            <text:p>10a</text:p>
          </table:table-cell>
          <table:table-cell office:value-type="string">
            <text:p>Buildings and other depreciable assets</text:p>
          </table:table-cell>
          <table:table-cell table:number-columns-repeated="6"/>
        </table:table-row>
        <table:table-row table:style-name="ro1">
          <table:table-cell office:value-type="float" office:value="12130">
            <text:p>12130</text:p>
          </table:table-cell>
          <table:table-cell office:value-type="string">
            <text:p>ที่ดินเพื่อการปรับปรุง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">
            <text:p>121</text:p>
          </table:table-cell>
          <table:table-cell table:number-columns-repeated="2"/>
          <table:table-cell office:value-type="string">
            <text:p>10a</text:p>
          </table:table-cell>
          <table:table-cell table:number-columns-repeated="7"/>
        </table:table-row>
        <table:table-row table:style-name="ro1">
          <table:table-cell office:value-type="float" office:value="12140">
            <text:p>12140</text:p>
          </table:table-cell>
          <table:table-cell office:value-type="string">
            <text:p>ส่วนปรับปรุงอาคาร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">
            <text:p>121</text:p>
          </table:table-cell>
          <table:table-cell table:number-columns-repeated="2"/>
          <table:table-cell office:value-type="string">
            <text:p>10a</text:p>
          </table:table-cell>
          <table:table-cell table:number-columns-repeated="7"/>
        </table:table-row>
        <table:table-row table:style-name="ro1">
          <table:table-cell office:value-type="float" office:value="12150">
            <text:p>12150</text:p>
          </table:table-cell>
          <table:table-cell office:value-type="string">
            <text:p>ส่วนปรับปรุงทรัพย์สินที่เช่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">
            <text:p>121</text:p>
          </table:table-cell>
          <table:table-cell table:number-columns-repeated="2"/>
          <table:table-cell office:value-type="string">
            <text:p>10a</text:p>
          </table:table-cell>
          <table:table-cell table:number-columns-repeated="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เครื่องตกแต่งและเครื่องใช้สำนักงา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string">
            <text:p>เครื่องตกแต่งและเครื่องใช้สำนักงาน</text:p>
          </table:table-cell>
          <table:table-cell office:value-type="string">
            <text:p>10a</text:p>
          </table:table-cell>
          <table:table-cell table:number-columns-repeated="7"/>
        </table:table-row>
        <table:table-row table:style-name="ro1">
          <table:table-cell office:value-type="float" office:value="12210">
            <text:p>12210</text:p>
          </table:table-cell>
          <table:table-cell office:value-type="string">
            <text:p>เฟอร์นิเจอร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220">
            <text:p>12220</text:p>
          </table:table-cell>
          <table:table-cell office:value-type="string">
            <text:p>เครื่องตกแต่งสำนักงา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230">
            <text:p>12230</text:p>
          </table:table-cell>
          <table:table-cell office:value-type="string">
            <text:p>เครื่องมือและอุปกรณ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240">
            <text:p>12240</text:p>
          </table:table-cell>
          <table:table-cell office:value-type="string">
            <text:p>ยานพาหน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250">
            <text:p>12250</text:p>
          </table:table-cell>
          <table:table-cell office:value-type="string">
            <text:p>รถบรรทุก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260">
            <text:p>12260</text:p>
          </table:table-cell>
          <table:table-cell office:value-type="string">
            <text:p>เครื่องคอมพิวเตอร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270">
            <text:p>12270</text:p>
          </table:table-cell>
          <table:table-cell office:value-type="string">
            <text:p>ซอฟท์แวร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2">
            <text:p>122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สินทรัพย์โครงการ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"/>
          <table:table-cell office:value-type="string">
            <text:p>10a</text:p>
          </table:table-cell>
          <table:table-cell table:number-columns-repeated="7"/>
        </table:table-row>
        <table:table-row table:style-name="ro1">
          <table:table-cell office:value-type="float" office:value="12310">
            <text:p>12310</text:p>
          </table:table-cell>
          <table:table-cell office:value-type="string">
            <text:p>สินทรัพย์ที่สร้างขึ้นเอง</text:p>
          </table:table-cell>
          <table:table-cell office:value-type="string">
            <text:p>Created Asse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ASSET_ACCT</text:p>
          </table:table-cell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2320">
            <text:p>12320</text:p>
          </table:table-cell>
          <table:table-cell office:value-type="string">
            <text:p>งานระหว่างทำ-สินทรัพย์</text:p>
          </table:table-cell>
          <table:table-cell office:value-type="string">
            <text:p>Asset Work in Progres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WIP_ACCT</text:p>
          </table:table-cell>
          <table:table-cell office:value-type="float" office:value="123">
            <text:p>123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ค่าเสื่อมราคาสะส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string">
            <text:p>ค่าเสื่อมราคาสะสม</text:p>
          </table:table-cell>
          <table:table-cell office:value-type="string">
            <text:p>10b</text:p>
          </table:table-cell>
          <table:table-cell office:value-type="string">
            <text:p>Less accumulated depreciation</text:p>
          </table:table-cell>
          <table:table-cell table:number-columns-repeated="6"/>
        </table:table-row>
        <table:table-row table:style-name="ro1">
          <table:table-cell office:value-type="float" office:value="12410">
            <text:p>12410</text:p>
          </table:table-cell>
          <table:table-cell office:value-type="string">
            <text:p>ค่าเสื่อมราคาสะสม-อาคาร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20">
            <text:p>12420</text:p>
          </table:table-cell>
          <table:table-cell office:value-type="string">
            <text:p>ค่าเสื่อมราคาสะสม-ส่วนปรับปรุงที่ดิ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30">
            <text:p>12430</text:p>
          </table:table-cell>
          <table:table-cell office:value-type="string">
            <text:p>ค่าเสื่อมราคาสะสม-ส่วนปรับปรุงอาคาร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40">
            <text:p>12440</text:p>
          </table:table-cell>
          <table:table-cell office:value-type="string">
            <text:p>ค่าเสื่อมราคาสะสม-ส่วนปรับปรุงสินทรัพย์ที่เช่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50">
            <text:p>12450</text:p>
          </table:table-cell>
          <table:table-cell office:value-type="string">
            <text:p>ค่าเสื่อมราคาสะสม-เฟอร์นิเจอร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60">
            <text:p>12460</text:p>
          </table:table-cell>
          <table:table-cell office:value-type="string">
            <text:p>ค่าเสื่อมราคาสะสม-เครื่องตกแต่งสำนักงา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70">
            <text:p>12470</text:p>
          </table:table-cell>
          <table:table-cell office:value-type="string">
            <text:p>ค่าเสื่อมราคาสะสม-เครื่องมือและอุปกรณื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80">
            <text:p>12480</text:p>
          </table:table-cell>
          <table:table-cell office:value-type="string">
            <text:p>ค่าเสื่อมราคาสะสม-ยานพาหนะ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490">
            <text:p>12490</text:p>
          </table:table-cell>
          <table:table-cell office:value-type="string">
            <text:p>ค่าเสื่อมราคาสะสม-ยานพาหนะ-รถบรรทุุก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500">
            <text:p>12500</text:p>
          </table:table-cell>
          <table:table-cell office:value-type="string">
            <text:p>ค่าเสื่อมราคาสะสม-เครื่องคอมพิวเตอร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2510">
            <text:p>12510</text:p>
          </table:table-cell>
          <table:table-cell office:value-type="string">
            <text:p>ค่าเสื่อมราคาสะสม-ซอฟท์แวร์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4">
            <text:p>124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สินทรัพย์อื่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สินทรัพย์อื่น</text:p>
          </table:table-cell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สินทรัพย์ไม่มีตัวต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10"/>
        </table:table-row>
        <table:table-row table:style-name="ro1">
          <table:table-cell office:value-type="float" office:value="13110">
            <text:p>13110</text:p>
          </table:table-cell>
          <table:table-cell office:value-type="string">
            <text:p>Amortizable Assets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string">
            <text:p>13a</text:p>
          </table:table-cell>
          <table:table-cell office:value-type="string">
            <text:p>Intangible Assets</text:p>
          </table:table-cell>
          <table:table-cell table:number-columns-repeated="6"/>
        </table:table-row>
        <table:table-row table:style-name="ro1">
          <table:table-cell office:value-type="float" office:value="13120">
            <text:p>13120</text:p>
          </table:table-cell>
          <table:table-cell office:value-type="string">
            <text:p>ค่าความนิยม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string">
            <text:p>13a</text:p>
          </table:table-cell>
          <table:table-cell table:number-columns-repeated="7"/>
        </table:table-row>
        <table:table-row table:style-name="ro1">
          <table:table-cell office:value-type="float" office:value="13130">
            <text:p>13130</text:p>
          </table:table-cell>
          <table:table-cell office:value-type="string">
            <text:p>รายชื้อลูกค้า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string">
            <text:p>13a</text:p>
          </table:table-cell>
          <table:table-cell table:number-columns-repeated="7"/>
        </table:table-row>
        <table:table-row table:style-name="ro1">
          <table:table-cell office:value-type="float" office:value="13140">
            <text:p>13140</text:p>
          </table:table-cell>
          <table:table-cell office:value-type="string">
            <text:p>สินทรัพย์ไม่มีตัวตนอื่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string">
            <text:p>13a</text:p>
          </table:table-cell>
          <table:table-cell table:number-columns-repeated="7"/>
        </table:table-row>
        <table:table-row table:style-name="ro1">
          <table:table-cell office:value-type="float" office:value="13150">
            <text:p>13150</text:p>
          </table:table-cell>
          <table:table-cell office:value-type="string">
            <text:p>ค่าใช้จ่ายรอตัดบัญชี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">
            <text:p>131</text:p>
          </table:table-cell>
          <table:table-cell table:number-columns-repeated="2"/>
          <table:table-cell office:value-type="string">
            <text:p>13b</text:p>
          </table:table-cell>
          <table:table-cell office:value-type="string">
            <text:p>Less accumulated amortization</text:p>
          </table:table-cell>
          <table:table-cell table:number-columns-repeated="6"/>
        </table:table-row>
        <table:table-row table:style-name="ro1">
          <table:table-cell office:value-type="float" office:value="13160">
            <text:p>13160</text:p>
          </table:table-cell>
          <table:table-cell office:value-type="string">
            <text:p>เงินที่จะได้คืนเมือยกเลิกประกันชีวิต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Other Assets</text:p>
          </table:table-cell>
          <table:table-cell table:number-columns-repeated="6"/>
        </table:table-row>
        <table:table-row table:style-name="ro1">
          <table:table-cell office:value-type="float" office:value="13170">
            <text:p>13170</text:p>
          </table:table-cell>
          <table:table-cell office:value-type="string">
            <text:p>สินทรัพย์อื่น</text:p>
          </table:table-cell>
          <table:table-cell/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หนี้สิน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หนี้สิน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หนี้สินหมุนเวียน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หนี้สินหมุนเวียน</text:p>
          </table:table-cell>
          <table:table-cell table:number-columns-repeated="8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เจ้าหนี้การค้า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1">
            <text:p>211</text:p>
          </table:table-cell>
          <table:table-cell office:value-type="string">
            <text:p>เจ้าหนี้การค้า</text:p>
          </table:table-cell>
          <table:table-cell office:value-type="float" office:value="16">
            <text:p>16</text:p>
          </table:table-cell>
          <table:table-cell office:value-type="string">
            <text:p>Accounts Payable</text:p>
          </table:table-cell>
          <table:table-cell table:number-columns-repeated="6"/>
        </table:table-row>
        <table:table-row table:style-name="ro1">
          <table:table-cell office:value-type="float" office:value="21100">
            <text:p>21100</text:p>
          </table:table-cell>
          <table:table-cell office:value-type="string">
            <text:p>เจ้าหนี้การค้า</text:p>
          </table:table-cell>
          <table:table-cell office:value-type="string">
            <text:p>Accounts Payables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float" office:value="211">
            <text:p>211</text:p>
          </table:table-cell>
          <table:table-cell table:number-columns-repeated="10"/>
        </table:table-row>
        <table:table-row table:style-name="ro1">
          <table:table-cell office:value-type="float" office:value="21190">
            <text:p>21190</text:p>
          </table:table-cell>
          <table:table-cell office:value-type="string">
            <text:p>เจ้าหนี้การค้า-ที่ยังไม่ได้รับใบกำกับสินค้า</text:p>
          </table:table-cell>
          <table:table-cell office:value-type="string">
            <text:p>Received products/services from vendors, but not invoiced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float" office:value="211">
            <text:p>211</text:p>
          </table:table-cell>
          <table:table-cell table:number-columns-repeated="10"/>
        </table:table-row>
        <table:table-row table:style-name="ro1">
          <table:table-cell office:value-type="float" office:value="21200">
            <text:p>21200</text:p>
          </table:table-cell>
          <table:table-cell office:value-type="string">
            <text:p>เจ้าหนี้การค้า-บริการ</text:p>
          </table:table-cell>
          <table:table-cell office:value-type="string">
            <text:p>Accounts Payables for non-product revenu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SERVICES_ACCT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1300">
            <text:p>21300</text:p>
          </table:table-cell>
          <table:table-cell office:value-type="string">
            <text:p>เจ้าหนี้ที่ถึงกำหนด</text:p>
          </table:table-cell>
          <table:table-cell office:value-type="string">
            <text:p>Selected A/P invoices for payment 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รายรับล่วงหน้า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5">
            <text:p>215</text:p>
          </table:table-cell>
          <table:table-cell office:value-type="string">
            <text:p>รายรับล่วงหน้า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1510">
            <text:p>21510</text:p>
          </table:table-cell>
          <table:table-cell office:value-type="string">
            <text:p>รายได้รับล่วงหน้า</text:p>
          </table:table-cell>
          <table:table-cell office:value-type="string">
            <text:p>Prepayments for future revenu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PREPAYMENT_ACCT</text:p>
          </table:table-cell>
          <table:table-cell office:value-type="float" office:value="215">
            <text:p>215</text:p>
          </table:table-cell>
          <table:table-cell table:number-columns-repeated="10"/>
        </table:table-row>
        <table:table-row table:style-name="ro1">
          <table:table-cell office:value-type="float" office:value="21520">
            <text:p>21520</text:p>
          </table:table-cell>
          <table:table-cell office:value-type="string">
            <text:p>เงืนมัดจำค่าสินค้า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">
            <text:p>215</text:p>
          </table:table-cell>
          <table:table-cell table:number-columns-repeated="10"/>
        </table:table-row>
        <table:table-row table:style-name="ro1">
          <table:table-cell office:value-type="float" office:value="21530">
            <text:p>21530</text:p>
          </table:table-cell>
          <table:table-cell office:value-type="string">
            <text:p>เงินค้ำประกันการชำระหนี้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">
            <text:p>215</text:p>
          </table:table-cell>
          <table:table-cell table:number-columns-repeated="10"/>
        </table:table-row>
        <table:table-row table:style-name="ro1">
          <table:table-cell office:value-type="float" office:value="21540">
            <text:p>21540</text:p>
          </table:table-cell>
          <table:table-cell office:value-type="string">
            <text:p>เงินมัดจำ-ใบสั่งซื้อสินค้าพิเศษ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">
            <text:p>215</text:p>
          </table:table-cell>
          <table:table-cell table:number-columns-repeated="10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ภาษี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6">
            <text:p>216</text:p>
          </table:table-cell>
          <table:table-cell office:value-type="string">
            <text:p>ภาษีจ่าย</text:p>
          </table:table-cell>
          <table:table-cell office:value-type="float" office:value="18">
            <text:p>18</text:p>
          </table:table-cell>
          <table:table-cell office:value-type="string">
            <text:p>Other current liabilities</text:p>
          </table:table-cell>
          <table:table-cell table:number-columns-repeated="6"/>
        </table:table-row>
        <table:table-row table:style-name="ro1">
          <table:table-cell office:value-type="float" office:value="21610">
            <text:p>21610</text:p>
          </table:table-cell>
          <table:table-cell office:value-type="string">
            <text:p>ภาษีขาย</text:p>
          </table:table-cell>
          <table:table-cell office:value-type="string">
            <text:p>Tax to be paid - before tax declaration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float" office:value="21620">
            <text:p>21620</text:p>
          </table:table-cell>
          <table:table-cell office:value-type="string">
            <text:p>ภาษีขายรอเรียกเก็บ</text:p>
          </table:table-cell>
          <table:table-cell table:number-columns-repeated="5"/>
          <table:table-cell office:value-type="string">
            <text:p>T_NOTDUE_ACCT</text:p>
          </table:table-cell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float" office:value="21630">
            <text:p>21630</text:p>
          </table:table-cell>
          <table:table-cell office:value-type="string">
            <text:p>เจ้าหนี้กรมสรรพากร</text:p>
          </table:table-cell>
          <table:table-cell office:value-type="string">
            <text:p>Tax to be paid based on tax declaration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LIABILITY_ACCT</text:p>
          </table:table-cell>
          <table:table-cell office:value-type="float" office:value="216">
            <text:p>216</text:p>
          </table:table-cell>
          <table:table-cell table:number-columns-repeated="10"/>
        </table:table-row>
        <table:table-row table:style-name="ro1">
          <table:table-cell office:value-type="float" office:value="21700">
            <text:p>21700</text:p>
          </table:table-cell>
          <table:table-cell office:value-type="string">
            <text:p>ภาษีเงินได้หัก ณ ที่จ่าย</text:p>
          </table:table-cell>
          <table:table-cell office:value-type="string">
            <text:p>Withholding for 1099 or Quality Guarante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ITHHOLDING_ACCT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1800">
            <text:p>21800</text:p>
          </table:table-cell>
          <table:table-cell office:value-type="string">
            <text:p>เจ้าหนี้บริษัทในเครือ</text:p>
          </table:table-cell>
          <table:table-cell office:value-type="string">
            <text:p>Default Payables account for intercompany trx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ค่าใช้จ่าย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ค่าใช้จ่ายค้างจ่าย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22100">
            <text:p>22100</text:p>
          </table:table-cell>
          <table:table-cell office:value-type="string">
            <text:p>เงินเดือน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200">
            <text:p>22200</text:p>
          </table:table-cell>
          <table:table-cell office:value-type="string">
            <text:p>ภาษีเงินเดือนหัก ณ ที่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WITHHOLDINGAP_ACCT</text:p>
          </table:table-cell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00">
            <text:p>22300</text:p>
          </table:table-cell>
          <table:table-cell office:value-type="string">
            <text:p>ภาษีเงินเดือนหัก ณ ที่จ่าย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50">
            <text:p>22350</text:p>
          </table:table-cell>
          <table:table-cell office:value-type="string">
            <text:p>ค่าธรรมเนีืียมวิชาชิพ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51">
            <text:p>22351</text:p>
          </table:table-cell>
          <table:table-cell office:value-type="string">
            <text:p>ค่าเบี้ยประกัน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52">
            <text:p>22352</text:p>
          </table:table-cell>
          <table:table-cell office:value-type="string">
            <text:p>ค่าประกันสังคมค้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53">
            <text:p>22353</text:p>
          </table:table-cell>
          <table:table-cell office:value-type="string">
            <text:p>ค่าอะไหล่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54">
            <text:p>22354</text:p>
          </table:table-cell>
          <table:table-cell office:value-type="string">
            <text:p>ค่าน้ำมัน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355">
            <text:p>22355</text:p>
          </table:table-cell>
          <table:table-cell office:value-type="string">
            <text:p>ค่าขนส่งค้าง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2900">
            <text:p>22900</text:p>
          </table:table-cell>
          <table:table-cell office:value-type="string">
            <text:p>ค่าใช้จ่ายค้างจ่ายอื่น ๆ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ตั๋วเงินจ่าย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ตั๋วเงินจ่าย</text:p>
          </table:table-cell>
          <table:table-cell office:value-type="float" office:value="17">
            <text:p>17</text:p>
          </table:table-cell>
          <table:table-cell office:value-type="string">
            <text:p>Mortgages, notes, bonds payable in less than 1 year</text:p>
          </table:table-cell>
          <table:table-cell table:number-columns-repeated="6"/>
        </table:table-row>
        <table:table-row table:style-name="ro1">
          <table:table-cell office:value-type="float" office:value="23100">
            <text:p>23100</text:p>
          </table:table-cell>
          <table:table-cell office:value-type="string">
            <text:p>หนี้สินระยะสั้น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3900">
            <text:p>23900</text:p>
          </table:table-cell>
          <table:table-cell office:value-type="string">
            <text:p>หนี้สินระยะยาวที่ถึงกำหนดภายในหนึ่งปี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หนี้สินไม่หมุนเวียน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หนี้สินไม่หมุนเวียน</text:p>
          </table:table-cell>
          <table:table-cell table:number-columns-repeated="8"/>
        </table:table-row>
        <table:table-row table:style-name="ro1">
          <table:table-cell office:value-type="float" office:value="24100">
            <text:p>24100</text:p>
          </table:table-cell>
          <table:table-cell office:value-type="string">
            <text:p>หนี้สินระยะยาว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tgages, notes, bonds payable in 1 year or more</text:p>
          </table:table-cell>
          <table:table-cell table:number-columns-repeated="6"/>
        </table:table-row>
        <table:table-row table:style-name="ro1">
          <table:table-cell office:value-type="float" office:value="24200">
            <text:p>24200</text:p>
          </table:table-cell>
          <table:table-cell office:value-type="string">
            <text:p>เงินกู้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Mortgage and real estate loan</text:p>
          </table:table-cell>
          <table:table-cell table:number-columns-repeated="6"/>
        </table:table-row>
        <table:table-row table:style-name="ro1">
          <table:table-cell office:value-type="float" office:value="24300">
            <text:p>24300</text:p>
          </table:table-cell>
          <table:table-cell office:value-type="string">
            <text:p>เจ้าหนี้เงินกู้ยืมกรรมการ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Loans from Shareholder</text:p>
          </table:table-cell>
          <table:table-cell table:number-columns-repeated="6"/>
        </table:table-row>
        <table:table-row table:style-name="ro1">
          <table:table-cell office:value-type="float" office:value="24800">
            <text:p>24800</text:p>
          </table:table-cell>
          <table:table-cell office:value-type="string">
            <text:p>หนี้สินระยะยาวอื่น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ther Liabilities</text:p>
          </table:table-cell>
          <table:table-cell table:number-columns-repeated="6"/>
        </table:table-row>
        <table:table-row table:style-name="ro1">
          <table:table-cell office:value-type="float" office:value="24900">
            <text:p>24900</text:p>
          </table:table-cell>
          <table:table-cell office:value-type="string">
            <text:p>หนี้สินระยะยาวที่ถึงกำหนดภายในหนึ่งปี</text:p>
          </table:table-cell>
          <table:table-cell/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ส่วนของผู้ถือหุ้น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ส่วนของผู้ถือหุ้น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ทุนจดทะเบียน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ทุนจดทะเบียน</text:p>
          </table:table-cell>
          <table:table-cell table:number-columns-repeated="8"/>
        </table:table-row>
        <table:table-row table:style-name="ro1">
          <table:table-cell office:value-type="float" office:value="31000">
            <text:p>31000</text:p>
          </table:table-cell>
          <table:table-cell office:value-type="string">
            <text:p>หุ้นสามัญ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string">
            <text:p>22b</text:p>
          </table:table-cell>
          <table:table-cell office:value-type="string">
            <text:p>Capital Stock Preferred</text:p>
          </table:table-cell>
          <table:table-cell table:number-columns-repeated="6"/>
        </table:table-row>
        <table:table-row table:style-name="ro1">
          <table:table-cell office:value-type="float" office:value="31010">
            <text:p>31010</text:p>
          </table:table-cell>
          <table:table-cell office:value-type="string">
            <text:p>ส่วนเกินมูลค่าหุ้นสามัญ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Additional Paid-in Capital</text:p>
          </table:table-cell>
          <table:table-cell table:number-columns-repeated="6"/>
        </table:table-row>
        <table:table-row table:style-name="ro1">
          <table:table-cell office:value-type="float" office:value="31100">
            <text:p>31100</text:p>
          </table:table-cell>
          <table:table-cell office:value-type="string">
            <text:p>หุ้นบุริมสิทธิ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string">
            <text:p>22a</text:p>
          </table:table-cell>
          <table:table-cell office:value-type="string">
            <text:p>Capital Stock Common</text:p>
          </table:table-cell>
          <table:table-cell table:number-columns-repeated="6"/>
        </table:table-row>
        <table:table-row table:style-name="ro1">
          <table:table-cell office:value-type="float" office:value="31110">
            <text:p>31110</text:p>
          </table:table-cell>
          <table:table-cell office:value-type="string">
            <text:p>ส่วนเกินมูลค่าหุ้นบุริมสิทธิ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">
            <text:p>31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กำไรสะสม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กำไรสะสม</text:p>
          </table:table-cell>
          <table:table-cell office:value-type="float" office:value="25">
            <text:p>25</text:p>
          </table:table-cell>
          <table:table-cell office:value-type="string">
            <text:p>Retained Earnings</text:p>
          </table:table-cell>
          <table:table-cell table:number-columns-repeated="6"/>
        </table:table-row>
        <table:table-row table:style-name="ro1">
          <table:table-cell office:value-type="float" office:value="32100">
            <text:p>32100</text:p>
          </table:table-cell>
          <table:table-cell office:value-type="string">
            <text:p>เงินปันผล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2200">
            <text:p>32200</text:p>
          </table:table-cell>
          <table:table-cell office:value-type="string">
            <text:p>สำรองตามกฎหมาย</text:p>
          </table:table-cell>
          <table:table-cell/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2900">
            <text:p>32900</text:p>
          </table:table-cell>
          <table:table-cell office:value-type="string">
            <text:p>กำไรสะสม</text:p>
          </table:table-cell>
          <table:table-cell office:value-type="string">
            <text:p>Year end processing to balance account (Income Summary)</text:p>
          </table:table-cell>
          <table:table-cell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TAINEDEARNING_ACCT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33">
            <text:p>33</text:p>
          </table:table-cell>
          <table:table-cell office:value-type="string">
            <text:p>รวมกำไรสะสม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รายได้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Sales</text:p>
          </table:table-cell>
          <table:table-cell table:number-columns-repeated="4"/>
        </table:table-row>
        <table:table-row table:style-name="ro1">
          <table:table-cell office:value-type="float" office:value="41000">
            <text:p>41000</text:p>
          </table:table-cell>
          <table:table-cell office:value-type="string">
            <text:p>รายได้จากการขาย</text:p>
          </table:table-cell>
          <table:table-cell office:value-type="string">
            <text:p>Default Product or Service revenue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1a</text:p>
          </table:table-cell>
          <table:table-cell office:value-type="string">
            <text:p>Gross receipts or sales</text:p>
          </table:table-cell>
          <table:table-cell table:number-columns-repeated="2"/>
        </table:table-row>
        <table:table-row table:style-name="ro1">
          <table:table-cell office:value-type="float" office:value="42000">
            <text:p>42000</text:p>
          </table:table-cell>
          <table:table-cell office:value-type="string">
            <text:p>รายได้จากการให้บริการ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string">
            <text:p>1a</text:p>
          </table:table-cell>
          <table:table-cell table:number-columns-repeated="3"/>
        </table:table-row>
        <table:table-row table:style-name="ro1">
          <table:table-cell office:value-type="float" office:value="43000">
            <text:p>43000</text:p>
          </table:table-cell>
          <table:table-cell office:value-type="string">
            <text:p>รายได้จากการขายสินค้าปลีกย่อย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string">
            <text:p>1a</text:p>
          </table:table-cell>
          <table:table-cell table:number-columns-repeated="3"/>
        </table:table-row>
        <table:table-row table:style-name="ro1">
          <table:table-cell office:value-type="float" office:value="46000">
            <text:p>46000</text:p>
          </table:table-cell>
          <table:table-cell office:value-type="string">
            <text:p>รายได้จากการสนับสนุน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string">
            <text:p>Gross Royalties</text:p>
          </table:table-cell>
          <table:table-cell table:number-columns-repeated="2"/>
        </table:table-row>
        <table:table-row table:style-name="ro1">
          <table:table-cell office:value-type="float" office:value="47000">
            <text:p>47000</text:p>
          </table:table-cell>
          <table:table-cell office:value-type="string">
            <text:p>รายได้ที่ยังไม่ได้จัดส่งสินค้า</text:p>
          </table:table-cell>
          <table:table-cell office:value-type="string">
            <text:p>We have invoiced, but not delivered yet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EARNEDREVENUE_ACCT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1a</text:p>
          </table:table-cell>
          <table:table-cell table:number-columns-repeated="3"/>
        </table:table-row>
        <table:table-row table:style-name="ro1">
          <table:table-cell office:value-type="float" office:value="48000">
            <text:p>48000</text:p>
          </table:table-cell>
          <table:table-cell office:value-type="string">
            <text:p>รายได้ที่ยังไม่รับรู้เป็นรายได้</text:p>
          </table:table-cell>
          <table:table-cell office:value-type="string">
            <text:p>We delivered but have not invoiced yet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VENUE_ACCT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1a</text:p>
          </table:table-cell>
          <table:table-cell table:number-columns-repeated="3"/>
        </table:table-row>
        <table:table-row table:style-name="ro1">
          <table:table-cell office:value-type="float" office:value="48100">
            <text:p>48100</text:p>
          </table:table-cell>
          <table:table-cell office:value-type="string">
            <text:p>รับคืน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">
            <text:p>4</text:p>
          </table:table-cell>
          <table:table-cell table:number-columns-repeated="6"/>
          <table:table-cell office:value-type="string">
            <text:p>1a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ส่วนลดจ่าย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9">
            <text:p>49</text:p>
          </table:table-cell>
          <table:table-cell office:value-type="string">
            <text:p>Sales Discounts</text:p>
          </table:table-cell>
          <table:table-cell office:value-type="string">
            <text:p>1b</text:p>
          </table:table-cell>
          <table:table-cell office:value-type="string">
            <text:p>Less returns and allowances</text:p>
          </table:table-cell>
          <table:table-cell table:number-columns-repeated="2"/>
        </table:table-row>
        <table:table-row table:style-name="ro1">
          <table:table-cell office:value-type="float" office:value="49100">
            <text:p>49100</text:p>
          </table:table-cell>
          <table:table-cell office:value-type="string">
            <text:p>ส่วนลดจ่าย-ส่วนลดการค้า</text:p>
          </table:table-cell>
          <table:table-cell office:value-type="string">
            <text:p>Granted Trade discounts (corrects Product Revenue)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GRANT_ACCT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49200">
            <text:p>49200</text:p>
          </table:table-cell>
          <table:table-cell office:value-type="string">
            <text:p>ส่วนลดจ่าย-ส่วนลดเงินสด</text:p>
          </table:table-cell>
          <table:table-cell office:value-type="string">
            <text:p>Granted early payment discount to customer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EXP_ACCT</text:p>
          </table:table-cell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49300">
            <text:p>49300</text:p>
          </table:table-cell>
          <table:table-cell office:value-type="string">
            <text:p>ส่วนลดส่งเสริมการขาย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ต้นทุนสิน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Cost of Goods Sold</text:p>
          </table:table-cell>
          <table:table-cell office:value-type="float" office:value="2">
            <text:p>2</text:p>
          </table:table-cell>
          <table:table-cell office:value-type="string">
            <text:p>Cost of goods sold</text:p>
          </table:table-cell>
          <table:table-cell table:number-columns-repeated="2"/>
        </table:table-row>
        <table:table-row table:style-name="ro1">
          <table:table-cell office:value-type="float" office:value="51100">
            <text:p>51100</text:p>
          </table:table-cell>
          <table:table-cell office:value-type="string">
            <text:p>ต้นทุนสินค้าที่ขาย</text:p>
          </table:table-cell>
          <table:table-cell office:value-type="string">
            <text:p>Cost of Goods Sold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GS_ACCT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1200">
            <text:p>51200</text:p>
          </table:table-cell>
          <table:table-cell office:value-type="string">
            <text:p>Product Expense</text:p>
          </table:table-cell>
          <table:table-cell office:value-type="string">
            <text:p>Default Service costs (I.e. not on inventory)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EXPENSE_ACCT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1210">
            <text:p>51210</text:p>
          </table:table-cell>
          <table:table-cell office:value-type="string">
            <text:p>ปรับปรุงต้นทุนสินค้า</text:p>
          </table:table-cell>
          <table:table-cell office:value-type="string">
            <text:p>Product Cost Adjustment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STADJUSTMENT_ACCT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1250">
            <text:p>51250</text:p>
          </table:table-cell>
          <table:table-cell office:value-type="string">
            <text:p>เพิ่มหนี้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1290">
            <text:p>51290</text:p>
          </table:table-cell>
          <table:table-cell office:value-type="string">
            <text:p>Product Inventory Clearing</text:p>
          </table:table-cell>
          <table:table-cell office:value-type="string">
            <text:p>Default Product costs (I.e. on inventory)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INVENTORYCLEARING_ACCT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2000">
            <text:p>52000</text:p>
          </table:table-cell>
          <table:table-cell office:value-type="string">
            <text:p>ซื้อบริก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3000">
            <text:p>53000</text:p>
          </table:table-cell>
          <table:table-cell office:value-type="string">
            <text:p>ซื้อสินค้าปลีกย่อ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4000">
            <text:p>54000</text:p>
          </table:table-cell>
          <table:table-cell office:value-type="string">
            <text:p>ค่าขนส่งขาเข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ส่งคื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55">
            <text:p>55</text:p>
          </table:table-cell>
          <table:table-cell office:value-type="string">
            <text:p>Returns</text:p>
          </table:table-cell>
          <table:table-cell office:value-type="string">
            <text:p>1b</text:p>
          </table:table-cell>
          <table:table-cell table:number-columns-repeated="3"/>
        </table:table-row>
        <table:table-row table:style-name="ro1">
          <table:table-cell office:value-type="float" office:value="55100">
            <text:p>55100</text:p>
          </table:table-cell>
          <table:table-cell office:value-type="string">
            <text:p>ส่งคื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5200">
            <text:p>55200</text:p>
          </table:table-cell>
          <table:table-cell office:value-type="string">
            <text:p>ส่งคืนสิน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">
            <text:p>55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ต้นทุนขายสิน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string">
            <text:p>Inventory CoG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6100">
            <text:p>56100</text:p>
          </table:table-cell>
          <table:table-cell office:value-type="string">
            <text:p>สินค้าเสื่อมคุณภาพ</text:p>
          </table:table-cell>
          <table:table-cell office:value-type="string">
            <text:p>Physical Inventory Gain/Los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200">
            <text:p>56200</text:p>
          </table:table-cell>
          <table:table-cell office:value-type="string">
            <text:p>ค่าเผื่อมูลค่าสินค้าลดล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00">
            <text:p>56300</text:p>
          </table:table-cell>
          <table:table-cell office:value-type="string">
            <text:p>ปรับปรุงต้นทุนขายสินค้า</text:p>
          </table:table-cell>
          <table:table-cell office:value-type="string">
            <text:p>Inventory Actual Accounting Value Adjustment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ACTUALADJUST_ACCT</text:p>
          </table:table-cell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10">
            <text:p>56310</text:p>
          </table:table-cell>
          <table:table-cell office:value-type="string">
            <text:p>ค่่าขนส่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20">
            <text:p>56320</text:p>
          </table:table-cell>
          <table:table-cell office:value-type="string">
            <text:p>ค่าน้ำมันรถบรรทุก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30">
            <text:p>56330</text:p>
          </table:table-cell>
          <table:table-cell office:value-type="string">
            <text:p>ค่าเสื่อมราคา-รถบรรทุก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40">
            <text:p>56340</text:p>
          </table:table-cell>
          <table:table-cell office:value-type="string">
            <text:p>ค่าเสื่อมราคา-เครื่องจัก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50">
            <text:p>56350</text:p>
          </table:table-cell>
          <table:table-cell office:value-type="string">
            <text:p>ค่าอะไหล่และอุปกรณ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60">
            <text:p>56360</text:p>
          </table:table-cell>
          <table:table-cell office:value-type="string">
            <text:p>ค่าซ่อมแซ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70">
            <text:p>56370</text:p>
          </table:table-cell>
          <table:table-cell office:value-type="string">
            <text:p>ค่าซ่อมแฃมและวัสดุสิ้นเปลื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80">
            <text:p>56380</text:p>
          </table:table-cell>
          <table:table-cell office:value-type="string">
            <text:p>ค่าเบี้ยประกัน-รถบรรทุก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ค่าภาษี-รถบรรทุก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6400">
            <text:p>56400</text:p>
          </table:table-cell>
          <table:table-cell office:value-type="string">
            <text:p>ผลต่างราคาทุนกับราคาตลาด</text:p>
          </table:table-cell>
          <table:table-cell office:value-type="string">
            <text:p>Difference to (lower cost) or market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REVALUATION_ACCT</text:p>
          </table:table-cell>
          <table:table-cell office:value-type="float" office:value="56">
            <text:p>56</text:p>
          </table:table-cell>
          <table:table-cell table:number-columns-repeated="10"/>
        </table:table-row>
        <table:table-row table:style-name="ro1">
          <table:table-cell office:value-type="float" office:value="57000">
            <text:p>57000</text:p>
          </table:table-cell>
          <table:table-cell office:value-type="string">
            <text:p>ค่าแรงทางตร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ส่วนต่างต้นทุนขา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58">
            <text:p>58</text:p>
          </table:table-cell>
          <table:table-cell office:value-type="string">
            <text:p>CoGs Variance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100">
            <text:p>58100</text:p>
          </table:table-cell>
          <table:table-cell office:value-type="string">
            <text:p>ผลต่างราคาทุนกับราคาขาย</text:p>
          </table:table-cell>
          <table:table-cell office:value-type="string">
            <text:p>Difference between product cost and invoice price (IPV)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8200">
            <text:p>58200</text:p>
          </table:table-cell>
          <table:table-cell office:value-type="string">
            <text:p>ผลต่างราคาซื้อกับราคามาตรฐาน</text:p>
          </table:table-cell>
          <table:table-cell office:value-type="string">
            <text:p>Difference between purchase price and standard costs (PPV)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8300">
            <text:p>58300</text:p>
          </table:table-cell>
          <table:table-cell office:value-type="string">
            <text:p>Purchase price variance Offset</text:p>
          </table:table-cell>
          <table:table-cell office:value-type="string">
            <text:p>Offset Account for Purchase price variance (PPV) 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float" office:value="58">
            <text:p>58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ส่วนลด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59">
            <text:p>59</text:p>
          </table:table-cell>
          <table:table-cell office:value-type="string">
            <text:p>CoGS Discount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9100">
            <text:p>59100</text:p>
          </table:table-cell>
          <table:table-cell office:value-type="string">
            <text:p>ส่วนลดการค้า</text:p>
          </table:table-cell>
          <table:table-cell office:value-type="string">
            <text:p>Received Trade Discounts (corrects Product expense)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REC_ACCT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office:value-type="float" office:value="59200">
            <text:p>59200</text:p>
          </table:table-cell>
          <table:table-cell office:value-type="string">
            <text:p>ส่วนลดเงินสด</text:p>
          </table:table-cell>
          <table:table-cell office:value-type="string">
            <text:p>Granted early payment discount from vendor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REV_ACCT</text:p>
          </table:table-cell>
          <table:table-cell office:value-type="float" office:value="59">
            <text:p>59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>
            <text:p>5_</text:p>
          </table:table-cell>
          <table:table-cell office:value-type="string">
            <text:p>Gross Margin</text:p>
          </table:table-cell>
          <table:table-cell office:value-type="float" office:value="3">
            <text:p>3</text:p>
          </table:table-cell>
          <table:table-cell office:value-type="string">
            <text:p>Gross Profit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ค่าใช้จ่า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เงินเดือนและค่าแร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string">
            <text:p>Payroll Expense</text:p>
          </table:table-cell>
          <table:table-cell table:number-columns-repeated="4"/>
        </table:table-row>
        <table:table-row table:style-name="ro1">
          <table:table-cell office:value-type="float" office:value="60110">
            <text:p>60110</text:p>
          </table:table-cell>
          <table:table-cell office:value-type="string">
            <text:p>ค่าแรง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string">
            <text:p>Salaries and wages</text:p>
          </table:table-cell>
          <table:table-cell table:number-columns-repeated="2"/>
        </table:table-row>
        <table:table-row table:style-name="ro1">
          <table:table-cell office:value-type="float" office:value="60120">
            <text:p>60120</text:p>
          </table:table-cell>
          <table:table-cell office:value-type="string">
            <text:p>ค่าแรงงาน-เจ้าข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string">
            <text:p>Compensation of officers</text:p>
          </table:table-cell>
          <table:table-cell table:number-columns-repeated="2"/>
        </table:table-row>
        <table:table-row table:style-name="ro1">
          <table:table-cell office:value-type="float" office:value="60130">
            <text:p>60130</text:p>
          </table:table-cell>
          <table:table-cell office:value-type="string">
            <text:p>เงินเดือ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210">
            <text:p>60210</text:p>
          </table:table-cell>
          <table:table-cell office:value-type="string">
            <text:p>ค่าพักร้อ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220">
            <text:p>60220</text:p>
          </table:table-cell>
          <table:table-cell office:value-type="string">
            <text:p>ค่าพักร้อน-เจ้าข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0230">
            <text:p>60230</text:p>
          </table:table-cell>
          <table:table-cell office:value-type="string">
            <text:p>ค่ารักษาพยาบาล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240">
            <text:p>60240</text:p>
          </table:table-cell>
          <table:table-cell office:value-type="string">
            <text:p>ค่ารักษาพยาบาล-เจ้าข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0250">
            <text:p>60250</text:p>
          </table:table-cell>
          <table:table-cell office:value-type="string">
            <text:p>โบนัส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0300">
            <text:p>60300</text:p>
          </table:table-cell>
          <table:table-cell office:value-type="string">
            <text:p>เงินชดเชยการเลิกจ้า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4">
            <text:p>24</text:p>
          </table:table-cell>
          <table:table-cell office:value-type="string">
            <text:p>Pension Proft Sharing</text:p>
          </table:table-cell>
          <table:table-cell table:number-columns-repeated="2"/>
        </table:table-row>
        <table:table-row table:style-name="ro1">
          <table:table-cell office:value-type="float" office:value="60430">
            <text:p>60430</text:p>
          </table:table-cell>
          <table:table-cell office:value-type="string">
            <text:p>ค่าเลิกจ้า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440">
            <text:p>60440</text:p>
          </table:table-cell>
          <table:table-cell office:value-type="string">
            <text:p>ค่าเลิกจ้าง-เจ้าข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0510">
            <text:p>60510</text:p>
          </table:table-cell>
          <table:table-cell office:value-type="string">
            <text:p>ค่าเบี้ยประกันสุขภาพ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520">
            <text:p>60520</text:p>
          </table:table-cell>
          <table:table-cell office:value-type="string">
            <text:p>ค่าเบี้ยประกันสุขภาพ-เจ้าข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0530">
            <text:p>60530</text:p>
          </table:table-cell>
          <table:table-cell office:value-type="string">
            <text:p>ค่าประกันสังค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60540">
            <text:p>60540</text:p>
          </table:table-cell>
          <table:table-cell office:value-type="string">
            <text:p>เงินกองทุนทดแท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10"/>
        </table:table-row>
        <table:table-row table:style-name="ro1">
          <table:table-cell office:value-type="float" office:value="60580">
            <text:p>60580</text:p>
          </table:table-cell>
          <table:table-cell office:value-type="string">
            <text:p>ค่าช่วยเหลือประกันสุขภาพพ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600">
            <text:p>60600</text:p>
          </table:table-cell>
          <table:table-cell office:value-type="string">
            <text:p>ค่าประกันการชดเชยลูกจ้า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710">
            <text:p>60710</text:p>
          </table:table-cell>
          <table:table-cell office:value-type="string">
            <text:p>เบี้ยประกันการไร้ความสามารถ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720">
            <text:p>60720</text:p>
          </table:table-cell>
          <table:table-cell office:value-type="string">
            <text:p>เบี้ยประกันการไร้ความสามารถ-เจ้าข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0810">
            <text:p>60810</text:p>
          </table:table-cell>
          <table:table-cell office:value-type="string">
            <text:p>ค่าเบี้ยประกันชีวิต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0900">
            <text:p>60900</text:p>
          </table:table-cell>
          <table:table-cell office:value-type="string">
            <text:p>ค่าสวัสดิการพนักงาน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5">
            <text:p>25</text:p>
          </table:table-cell>
          <table:table-cell office:value-type="string">
            <text:p>Employee benefit programs</text:p>
          </table:table-cell>
          <table:table-cell table:number-columns-repeated="2"/>
        </table:table-row>
        <table:table-row table:style-name="ro1">
          <table:table-cell office:value-type="float" office:value="60910">
            <text:p>60910</text:p>
          </table:table-cell>
          <table:table-cell office:value-type="string">
            <text:p>เงินรางวัลและเบี้ยขยั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0920">
            <text:p>60920</text:p>
          </table:table-cell>
          <table:table-cell office:value-type="string">
            <text:p>ค่าใช้จ่ายในการพาพนักงานไปเที่ยวประจำปี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60990">
            <text:p>60990</text:p>
          </table:table-cell>
          <table:table-cell office:value-type="string">
            <text:p>ค่าใช้จ่ายในการจ่ายเงินเดือ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ค่าสาธารณูปโภค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1">
            <text:p>61</text:p>
          </table:table-cell>
          <table:table-cell office:value-type="string">
            <text:p>Occupancy Cost</text:p>
          </table:table-cell>
          <table:table-cell office:value-type="float" office:value="16">
            <text:p>16</text:p>
          </table:table-cell>
          <table:table-cell office:value-type="string">
            <text:p>Rents</text:p>
          </table:table-cell>
          <table:table-cell table:number-columns-repeated="2"/>
        </table:table-row>
        <table:table-row table:style-name="ro1">
          <table:table-cell office:value-type="float" office:value="61100">
            <text:p>61100</text:p>
          </table:table-cell>
          <table:table-cell office:value-type="string">
            <text:p>ค่าเช่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1200">
            <text:p>61200</text:p>
          </table:table-cell>
          <table:table-cell office:value-type="string">
            <text:p>ค่าน้ำค่าไฟ <text:s/>สาธารณูปโภค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1300">
            <text:p>61300</text:p>
          </table:table-cell>
          <table:table-cell office:value-type="string">
            <text:p>ค่าครองชีพ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ค่าโฆษณ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string">
            <text:p>Advertising &amp; Promotion</text:p>
          </table:table-cell>
          <table:table-cell office:value-type="float" office:value="23">
            <text:p>23</text:p>
          </table:table-cell>
          <table:table-cell office:value-type="string">
            <text:p>Advertising</text:p>
          </table:table-cell>
          <table:table-cell table:number-columns-repeated="2"/>
        </table:table-row>
        <table:table-row table:style-name="ro1">
          <table:table-cell office:value-type="float" office:value="62100">
            <text:p>62100</text:p>
          </table:table-cell>
          <table:table-cell office:value-type="string">
            <text:p>ค่าโฆษณาสื่อกระจายเสีย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2200">
            <text:p>62200</text:p>
          </table:table-cell>
          <table:table-cell office:value-type="string">
            <text:p>แคตตาล็อก, หนังสือพิมพ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2300">
            <text:p>62300</text:p>
          </table:table-cell>
          <table:table-cell office:value-type="string">
            <text:p>ค่าใช้จ่ายออกงานแสดงสิน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2400">
            <text:p>62400</text:p>
          </table:table-cell>
          <table:table-cell office:value-type="string">
            <text:p>ค่าโฆษณาร่ว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2500">
            <text:p>62500</text:p>
          </table:table-cell>
          <table:table-cell office:value-type="string">
            <text:p>ค่า Web Host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2800">
            <text:p>62800</text:p>
          </table:table-cell>
          <table:table-cell office:value-type="string">
            <text:p>ค่าโฆษณาและส่งเสริมการขายอื่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2900">
            <text:p>62900</text:p>
          </table:table-cell>
          <table:table-cell office:value-type="string">
            <text:p>เงินสนับสนุนกลุ่มผุ้ขา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ค่าโทรศัพท์และติดต่อสื่อส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3">
            <text:p>63</text:p>
          </table:table-cell>
          <table:table-cell office:value-type="string">
            <text:p>Telephone and Communication</text:p>
          </table:table-cell>
          <table:table-cell office:value-type="string">
            <text:p>xx1</text:p>
          </table:table-cell>
          <table:table-cell office:value-type="string">
            <text:p>Telephone and Communication</text:p>
          </table:table-cell>
          <table:table-cell table:number-columns-repeated="2"/>
        </table:table-row>
        <table:table-row table:style-name="ro1">
          <table:table-cell office:value-type="float" office:value="63100">
            <text:p>63100</text:p>
          </table:table-cell>
          <table:table-cell office:value-type="string">
            <text:p>ค่าโทรศัพท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3200">
            <text:p>63200</text:p>
          </table:table-cell>
          <table:table-cell office:value-type="string">
            <text:p>ค่าโทรศัพท์เคลื่อนที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3300">
            <text:p>63300</text:p>
          </table:table-cell>
          <table:table-cell office:value-type="string">
            <text:p>ค่าติดต่อสื่อสารเครื่อข่า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">
            <text:p>63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ค่าที่ปรึกษ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string">
            <text:p>Professional Services</text:p>
          </table:table-cell>
          <table:table-cell office:value-type="string">
            <text:p>xx2</text:p>
          </table:table-cell>
          <table:table-cell office:value-type="string">
            <text:p>Professional Services</text:p>
          </table:table-cell>
          <table:table-cell table:number-columns-repeated="2"/>
        </table:table-row>
        <table:table-row table:style-name="ro1">
          <table:table-cell office:value-type="float" office:value="64100">
            <text:p>64100</text:p>
          </table:table-cell>
          <table:table-cell office:value-type="string">
            <text:p>ค่าที่ปรึกษาทางกฎหมา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4200">
            <text:p>64200</text:p>
          </table:table-cell>
          <table:table-cell office:value-type="string">
            <text:p>ค่าสอบบัญชี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4300">
            <text:p>64300</text:p>
          </table:table-cell>
          <table:table-cell office:value-type="string">
            <text:p>ค่าผู้สอบบัญชีรับรองสิน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4500">
            <text:p>64500</text:p>
          </table:table-cell>
          <table:table-cell office:value-type="string">
            <text:p>ค่าที่ปรึกษา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">
            <text:p>64</text:p>
          </table:table-cell>
          <table:table-cell table:number-columns-repeated="10"/>
        </table:table-row>
        <table:table-row table:style-name="ro1">
          <table:table-cell office:value-type="float" office:value="64600">
            <text:p>64600</text:p>
          </table:table-cell>
          <table:table-cell office:value-type="string">
            <text:p>ค่่าทำบัญชี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ค่าเครื่องเขียนและวัสดุสิ้นเปลื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5">
            <text:p>65</text:p>
          </table:table-cell>
          <table:table-cell office:value-type="string">
            <text:p>Stationary &amp; Supplies</text:p>
          </table:table-cell>
          <table:table-cell office:value-type="string">
            <text:p>xx3</text:p>
          </table:table-cell>
          <table:table-cell office:value-type="string">
            <text:p>Stationary &amp; Supplies</text:p>
          </table:table-cell>
          <table:table-cell table:number-columns-repeated="2"/>
        </table:table-row>
        <table:table-row table:style-name="ro1">
          <table:table-cell office:value-type="float" office:value="65100">
            <text:p>65100</text:p>
          </table:table-cell>
          <table:table-cell office:value-type="string">
            <text:p>ค่าเครื่องเขียนและวัสดุสิ้นเปลือง-สำ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65500">
            <text:p>65500</text:p>
          </table:table-cell>
          <table:table-cell office:value-type="string">
            <text:p>วัสดุสิ้นเปลื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">
            <text:p>6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ประมวลผลข้อมูล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string">
            <text:p>Data Processing Expense</text:p>
          </table:table-cell>
          <table:table-cell office:value-type="string">
            <text:p>xx4</text:p>
          </table:table-cell>
          <table:table-cell office:value-type="string">
            <text:p>Data Processing Expense</text:p>
          </table:table-cell>
          <table:table-cell table:number-columns-repeated="2"/>
        </table:table-row>
        <table:table-row table:style-name="ro1">
          <table:table-cell office:value-type="float" office:value="66100">
            <text:p>66100</text:p>
          </table:table-cell>
          <table:table-cell office:value-type="string">
            <text:p>ค่าอุปกรณ์คอมพิวเตอ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6200">
            <text:p>66200</text:p>
          </table:table-cell>
          <table:table-cell office:value-type="string">
            <text:p>ค่าเช่าอุปกรณ์คอมพิวเตอ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6300">
            <text:p>66300</text:p>
          </table:table-cell>
          <table:table-cell office:value-type="string">
            <text:p>ค่าบริการคอมพิวเตอร์นอกสถานที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6900">
            <text:p>66900</text:p>
          </table:table-cell>
          <table:table-cell office:value-type="string">
            <text:p>ค่าใช้จ่ายอื่น ๆ เกี่ยวกับคอมพิวเตอ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ค่าเสื่อมราค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7">
            <text:p>67</text:p>
          </table:table-cell>
          <table:table-cell office:value-type="string">
            <text:p>Depreciation Expense</text:p>
          </table:table-cell>
          <table:table-cell office:value-type="float" office:value="20">
            <text:p>20</text:p>
          </table:table-cell>
          <table:table-cell office:value-type="string">
            <text:p>Depreciation</text:p>
          </table:table-cell>
          <table:table-cell table:number-columns-repeated="2"/>
        </table:table-row>
        <table:table-row table:style-name="ro1">
          <table:table-cell office:value-type="float" office:value="67120">
            <text:p>67120</text:p>
          </table:table-cell>
          <table:table-cell office:value-type="string">
            <text:p>ค่าเสื่อมราคา-อาค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130">
            <text:p>67130</text:p>
          </table:table-cell>
          <table:table-cell office:value-type="string">
            <text:p>ค่าเสื่อมราคา-ส่วนปรับปรุงที่ดิ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140">
            <text:p>67140</text:p>
          </table:table-cell>
          <table:table-cell office:value-type="string">
            <text:p>ค่าเสื่อมราคา-ส่วนปรับปรุงอาค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150">
            <text:p>67150</text:p>
          </table:table-cell>
          <table:table-cell office:value-type="string">
            <text:p>ค่าเสื่อมราคา-ส่วนปรับปรุ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210">
            <text:p>67210</text:p>
          </table:table-cell>
          <table:table-cell office:value-type="string">
            <text:p>ค่าเสื่อมราคา-เฟอร์นิเจอ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220">
            <text:p>67220</text:p>
          </table:table-cell>
          <table:table-cell office:value-type="string">
            <text:p>ค่าเสื่อมราคา-เครื่องตกแต่งสำ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230">
            <text:p>67230</text:p>
          </table:table-cell>
          <table:table-cell office:value-type="string">
            <text:p>ค่าเสื่อมราคา-เครื่องมือ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240">
            <text:p>67240</text:p>
          </table:table-cell>
          <table:table-cell office:value-type="string">
            <text:p>ค่าเสื่อมราคา-ยานพาหนะ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250">
            <text:p>67250</text:p>
          </table:table-cell>
          <table:table-cell office:value-type="string">
            <text:p>ค่าเสื่อมราคา-เครื่องคอมพิวเตอ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7260">
            <text:p>67260</text:p>
          </table:table-cell>
          <table:table-cell office:value-type="string">
            <text:p>ค่าเสื่อมราคา-ซอฟท์แว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ค่าใช้จ่ายในการเดินทา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8">
            <text:p>68</text:p>
          </table:table-cell>
          <table:table-cell office:value-type="string">
            <text:p>Travel &amp; Entertainment</text:p>
          </table:table-cell>
          <table:table-cell table:number-columns-repeated="4"/>
        </table:table-row>
        <table:table-row table:style-name="ro1">
          <table:table-cell office:value-type="float" office:value="68100">
            <text:p>68100</text:p>
          </table:table-cell>
          <table:table-cell office:value-type="string">
            <text:p>ค่าใช้จ่ายในการเดินทางเกี่ยวกับธุรกิ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200">
            <text:p>68200</text:p>
          </table:table-cell>
          <table:table-cell office:value-type="string">
            <text:p>ค่าใช้จ่ายในการเดินทางที่ใช้เงินคืนอัตโนมัติ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300">
            <text:p>68300</text:p>
          </table:table-cell>
          <table:table-cell office:value-type="string">
            <text:p>ค่าที่พักเกี่ยวกับธุรกิ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400">
            <text:p>68400</text:p>
          </table:table-cell>
          <table:table-cell office:value-type="string">
            <text:p>ค่าอาหารเกี่ยวกับธุรกิ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500">
            <text:p>68500</text:p>
          </table:table-cell>
          <table:table-cell office:value-type="string">
            <text:p>ค่าอาหารการประชุมพ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600">
            <text:p>68600</text:p>
          </table:table-cell>
          <table:table-cell office:value-type="string">
            <text:p>ค่าใช้จ่ายในการเดินทางพนักงาน</text:p>
          </table:table-cell>
          <table:table-cell office:value-type="string">
            <text:p>Default employee expense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EXPENSE_ACCT</text:p>
          </table:table-cell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8900">
            <text:p>68900</text:p>
          </table:table-cell>
          <table:table-cell office:value-type="string">
            <text:p>ค่าใช้จ่ายในการเดินทางเกี่ยวกับธุรกิจ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ค่าเบี้ยประกันภั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69">
            <text:p>69</text:p>
          </table:table-cell>
          <table:table-cell office:value-type="string">
            <text:p>Insurance</text:p>
          </table:table-cell>
          <table:table-cell table:number-columns-repeated="4"/>
        </table:table-row>
        <table:table-row table:style-name="ro1">
          <table:table-cell office:value-type="float" office:value="69100">
            <text:p>69100</text:p>
          </table:table-cell>
          <table:table-cell office:value-type="string">
            <text:p>ค่าเบี้ยประกันภัยธุรกิ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69200">
            <text:p>69200</text:p>
          </table:table-cell>
          <table:table-cell office:value-type="string">
            <text:p>ค่าเบี้ยประกันภัยอสังหาริมทรัพย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69300">
            <text:p>69300</text:p>
          </table:table-cell>
          <table:table-cell office:value-type="string">
            <text:p>ค่าเบี้ยประกันรถยนต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69400">
            <text:p>69400</text:p>
          </table:table-cell>
          <table:table-cell office:value-type="string">
            <text:p>ค่าเบี้ยประกันภัย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ต้นทุนการดำเนินก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string">
            <text:p>Payment Processor Costs</text:p>
          </table:table-cell>
          <table:table-cell table:number-columns-repeated="4"/>
        </table:table-row>
        <table:table-row table:style-name="ro1">
          <table:table-cell office:value-type="float" office:value="70100">
            <text:p>70100</text:p>
          </table:table-cell>
          <table:table-cell office:value-type="string">
            <text:p>ค่าธรรมเนียมบัตรเครดิต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0200">
            <text:p>70200</text:p>
          </table:table-cell>
          <table:table-cell office:value-type="string">
            <text:p>ค่าธรรมเนียมธนาคาร</text:p>
          </table:table-cell>
          <table:table-cell office:value-type="string">
            <text:p>Bank expense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EXPENSE_ACCT</text:p>
          </table:table-cell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0900">
            <text:p>70900</text:p>
          </table:table-cell>
          <table:table-cell office:value-type="string">
            <text:p>ค่าธรรมเนียมอื่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ues &amp; Subscription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1">
            <text:p>71</text:p>
          </table:table-cell>
          <table:table-cell office:value-type="string">
            <text:p>Dues &amp; Subscriptions</text:p>
          </table:table-cell>
          <table:table-cell table:number-columns-repeated="4"/>
        </table:table-row>
        <table:table-row table:style-name="ro1">
          <table:table-cell office:value-type="float" office:value="71100">
            <text:p>71100</text:p>
          </table:table-cell>
          <table:table-cell office:value-type="string">
            <text:p>ค่าธรรมเนียมสมาชิกสมาค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1200">
            <text:p>71200</text:p>
          </table:table-cell>
          <table:table-cell office:value-type="string">
            <text:p>ค่าธรรมเนียมการเป็นสมาชิกอื่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">
            <text:p>71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ค่าใช้จ่ายสำ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string">
            <text:p>Office Expense</text:p>
          </table:table-cell>
          <table:table-cell table:number-columns-repeated="4"/>
        </table:table-row>
        <table:table-row table:style-name="ro1">
          <table:table-cell office:value-type="float" office:value="72100">
            <text:p>72100</text:p>
          </table:table-cell>
          <table:table-cell office:value-type="string">
            <text:p>ค่าใช้จ่ายสำ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2">
            <text:p>72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ค่าไปรษณีย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3">
            <text:p>73</text:p>
          </table:table-cell>
          <table:table-cell office:value-type="string">
            <text:p>Postage &amp; Shipping</text:p>
          </table:table-cell>
          <table:table-cell table:number-columns-repeated="4"/>
        </table:table-row>
        <table:table-row table:style-name="ro1">
          <table:table-cell office:value-type="float" office:value="73100">
            <text:p>73100</text:p>
          </table:table-cell>
          <table:table-cell office:value-type="string">
            <text:p>ค่าไปรษณีย์โทรเลข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3200">
            <text:p>73200</text:p>
          </table:table-cell>
          <table:table-cell office:value-type="string">
            <text:p>ค่าบรรจุหีบห่อให้ลูก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3290">
            <text:p>73290</text:p>
          </table:table-cell>
          <table:table-cell office:value-type="string">
            <text:p>ค่าไปรษณีย์ส่งของให้ลูก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3300">
            <text:p>73300</text:p>
          </table:table-cell>
          <table:table-cell office:value-type="string">
            <text:p>ค่าใช้จ่ายในการจัดส่งสินค้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">
            <text:p>73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ค่าภาษีและค่าลิขสิทธิ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4">
            <text:p>74</text:p>
          </table:table-cell>
          <table:table-cell office:value-type="string">
            <text:p>Taxes and Licenses</text:p>
          </table:table-cell>
          <table:table-cell office:value-type="float" office:value="17">
            <text:p>17</text:p>
          </table:table-cell>
          <table:table-cell office:value-type="string">
            <text:p>Taxes and Licenses</text:p>
          </table:table-cell>
          <table:table-cell table:number-columns-repeated="2"/>
        </table:table-row>
        <table:table-row table:style-name="ro1">
          <table:table-cell office:value-type="float" office:value="74100">
            <text:p>74100</text:p>
          </table:table-cell>
          <table:table-cell office:value-type="string">
            <text:p>ค่าภาษี</text:p>
          </table:table-cell>
          <table:table-cell office:value-type="string">
            <text:p>Sales Tax paid to Vendor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EXPENSE_ACCT</text:p>
          </table:table-cell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4300">
            <text:p>74300</text:p>
          </table:table-cell>
          <table:table-cell office:value-type="string">
            <text:p>ค่าภาษีโรงเรือ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4400">
            <text:p>74400</text:p>
          </table:table-cell>
          <table:table-cell office:value-type="string">
            <text:p>ค่าธรรมเนียมและค่าลิขสิทธิ์ทางธุรกิ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4500">
            <text:p>74500</text:p>
          </table:table-cell>
          <table:table-cell office:value-type="string">
            <text:p>ค่าภาษีธุรกิจ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4600">
            <text:p>74600</text:p>
          </table:table-cell>
          <table:table-cell office:value-type="string">
            <text:p>ค่าภาษีรถยนต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4900">
            <text:p>74900</text:p>
          </table:table-cell>
          <table:table-cell office:value-type="string">
            <text:p>ค่าธรรมเนียมและค่าลิขสิทธิ์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">
            <text:p>74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ค่าอบร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5">
            <text:p>75</text:p>
          </table:table-cell>
          <table:table-cell office:value-type="string">
            <text:p>Education</text:p>
          </table:table-cell>
          <table:table-cell table:number-columns-repeated="4"/>
        </table:table-row>
        <table:table-row table:style-name="ro1">
          <table:table-cell office:value-type="float" office:value="75100">
            <text:p>75100</text:p>
          </table:table-cell>
          <table:table-cell office:value-type="string">
            <text:p>ค่าทัศนศึกษ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5200">
            <text:p>75200</text:p>
          </table:table-cell>
          <table:table-cell office:value-type="string">
            <text:p>ค่าใช้จ่ายในการเดินทางทัศนศึกษ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5300">
            <text:p>75300</text:p>
          </table:table-cell>
          <table:table-cell office:value-type="string">
            <text:p>ค่าอาหารสำหรับการอบร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5900">
            <text:p>75900</text:p>
          </table:table-cell>
          <table:table-cell office:value-type="string">
            <text:p>ค่าใช้จ่ายอื่น ๆ เกี่ยวกับการอบร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">
            <text:p>75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ค่าเช่าเครื่องมือ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string">
            <text:p>Equipment Rent</text:p>
          </table:table-cell>
          <table:table-cell table:number-columns-repeated="4"/>
        </table:table-row>
        <table:table-row table:style-name="ro1">
          <table:table-cell office:value-type="float" office:value="76100">
            <text:p>76100</text:p>
          </table:table-cell>
          <table:table-cell office:value-type="string">
            <text:p>ค่าเช่าเครื่องมือ-สำ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76200">
            <text:p>76200</text:p>
          </table:table-cell>
          <table:table-cell office:value-type="string">
            <text:p>ค่าเช่าเครื่องมือ-คลั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76900">
            <text:p>76900</text:p>
          </table:table-cell>
          <table:table-cell office:value-type="string">
            <text:p>ค่าเช่าเครื่องมืออื่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ค่าซ่อมแซมและบำรุงรักษา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7">
            <text:p>77</text:p>
          </table:table-cell>
          <table:table-cell office:value-type="string">
            <text:p>Repairs &amp; Maintenance</text:p>
          </table:table-cell>
          <table:table-cell office:value-type="float" office:value="14">
            <text:p>14</text:p>
          </table:table-cell>
          <table:table-cell office:value-type="string">
            <text:p>Repairs and maintenance</text:p>
          </table:table-cell>
          <table:table-cell table:number-columns-repeated="2"/>
        </table:table-row>
        <table:table-row table:style-name="ro1">
          <table:table-cell office:value-type="float" office:value="77100">
            <text:p>77100</text:p>
          </table:table-cell>
          <table:table-cell office:value-type="string">
            <text:p>ค่าซ่อมแซมและบำรุงรักษา-อาค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7200">
            <text:p>77200</text:p>
          </table:table-cell>
          <table:table-cell office:value-type="string">
            <text:p>ค่าซ่อมแซมและบำรุงรักษา-เครื่องตกแต่งและเครื่องมือ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7300">
            <text:p>77300</text:p>
          </table:table-cell>
          <table:table-cell office:value-type="string">
            <text:p>ค่าซ่อมแซมและบำรุงรักษา-คอมพิวเตอ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7400">
            <text:p>77400</text:p>
          </table:table-cell>
          <table:table-cell office:value-type="string">
            <text:p>ค่าซ่อมแซมและบำรุงรักษา-ซอฟท์แวร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7500">
            <text:p>77500</text:p>
          </table:table-cell>
          <table:table-cell office:value-type="string">
            <text:p>ค่าซ่อมแซมและบำรุงรักษา-รถยนต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7900">
            <text:p>77900</text:p>
          </table:table-cell>
          <table:table-cell office:value-type="string">
            <text:p>ค่าซ่อมแซมและบำรุงรักษาอื่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ค่าใช้จ่ายในการดำเนิน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string">
            <text:p>Other Operating Expenses</text:p>
          </table:table-cell>
          <table:table-cell table:number-columns-repeated="4"/>
        </table:table-row>
        <table:table-row table:style-name="ro1">
          <table:table-cell office:value-type="float" office:value="78100">
            <text:p>78100</text:p>
          </table:table-cell>
          <table:table-cell office:value-type="string">
            <text:p>หนี้สูญ</text:p>
          </table:table-cell>
          <table:table-cell office:value-type="string">
            <text:p>Receivables write-off - bad debt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RITEOFF_ACCT</text:p>
          </table:table-cell>
          <table:table-cell office:value-type="float" office:value="78">
            <text:p>78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string">
            <text:p>Bad Debt</text:p>
          </table:table-cell>
          <table:table-cell table:number-columns-repeated="2"/>
        </table:table-row>
        <table:table-row table:style-name="ro1">
          <table:table-cell office:value-type="float" office:value="78200">
            <text:p>78200</text:p>
          </table:table-cell>
          <table:table-cell office:value-type="string">
            <text:p>ค่าใช้จ่ายในการเก็บหนี้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300">
            <text:p>78300</text:p>
          </table:table-cell>
          <table:table-cell office:value-type="string">
            <text:p>ส่วนเกิน/ขาดเงินสดย่อย</text:p>
          </table:table-cell>
          <table:table-cell office:value-type="string">
            <text:p>Petty Cash Difference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400">
            <text:p>78400</text:p>
          </table:table-cell>
          <table:table-cell office:value-type="string">
            <text:p>ค่าใช้จ่ายในการรับสมัครพ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500">
            <text:p>78500</text:p>
          </table:table-cell>
          <table:table-cell office:value-type="string">
            <text:p>ค่าใช้จ่ายยานพาหนะ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600">
            <text:p>78600</text:p>
          </table:table-cell>
          <table:table-cell office:value-type="string">
            <text:p>ค่าใช้จ่ายตัดบัญชี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700">
            <text:p>78700</text:p>
          </table:table-cell>
          <table:table-cell office:value-type="string">
            <text:p>ค่าปรับและเงินเพิ่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800">
            <text:p>78800</text:p>
          </table:table-cell>
          <table:table-cell office:value-type="string">
            <text:p>ค่าความนิยม, ค่าสิทธิพิเศษ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00">
            <text:p>78900</text:p>
          </table:table-cell>
          <table:table-cell office:value-type="string">
            <text:p>ค่าใช้จ่ายเบ็ดเตล็ด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10">
            <text:p>78910</text:p>
          </table:table-cell>
          <table:table-cell office:value-type="string">
            <text:p>ค่าการกุศล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20">
            <text:p>78920</text:p>
          </table:table-cell>
          <table:table-cell office:value-type="string">
            <text:p>วััสดึุสำนักงานเครื่องเขีย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30">
            <text:p>78930</text:p>
          </table:table-cell>
          <table:table-cell office:value-type="string">
            <text:p>วารสารสิ่งพิมพ์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40">
            <text:p>78940</text:p>
          </table:table-cell>
          <table:table-cell office:value-type="string">
            <text:p>ค่ารับส่งเอกสาร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50">
            <text:p>78950</text:p>
          </table:table-cell>
          <table:table-cell office:value-type="string">
            <text:p>ค่าวัสดุสำนักงา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60">
            <text:p>78960</text:p>
          </table:table-cell>
          <table:table-cell office:value-type="string">
            <text:p>ค่าเช่าสัญญาณเตือนภัย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70">
            <text:p>78970</text:p>
          </table:table-cell>
          <table:table-cell office:value-type="string">
            <text:p>ค่ารับรอง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8980">
            <text:p>78980</text:p>
          </table:table-cell>
          <table:table-cell office:value-type="string">
            <text:p>ค่าใช้จ่ายต้องห้่้าม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8">
            <text:p>78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efault/Suspense Accounts</text:p>
          </table:table-cell>
          <table:table-cell office:value-type="string">
            <text:p>Temporary accounts - balance should be zer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79">
            <text:p>79</text:p>
          </table:table-cell>
          <table:table-cell office:value-type="string">
            <text:p>Default/Suspense Accounts</text:p>
          </table:table-cell>
          <table:table-cell table:number-columns-repeated="4"/>
        </table:table-row>
        <table:table-row table:style-name="ro1">
          <table:table-cell office:value-type="float" office:value="79100">
            <text:p>79100</text:p>
          </table:table-cell>
          <table:table-cell office:value-type="string">
            <text:p>Default account</text:p>
          </table:table-cell>
          <table:table-cell office:value-type="string">
            <text:p>Default Account (if no other account is defined) V1.1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EFAULT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9200">
            <text:p>79200</text:p>
          </table:table-cell>
          <table:table-cell office:value-type="string">
            <text:p>Suspense balancing </text:p>
          </table:table-cell>
          <table:table-cell office:value-type="string">
            <text:p>Difference to make journal balance in source currency - needs to be solved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9300">
            <text:p>79300</text:p>
          </table:table-cell>
          <table:table-cell office:value-type="string">
            <text:p>Suspense error</text:p>
          </table:table-cell>
          <table:table-cell office:value-type="string">
            <text:p>Import did not find account - needs to be solved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ERROR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9400">
            <text:p>79400</text:p>
          </table:table-cell>
          <table:table-cell office:value-type="string">
            <text:p>Cash book expense</text:p>
          </table:table-cell>
          <table:table-cell office:value-type="string">
            <text:p>Default other expense for petty cash transaction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9500">
            <text:p>79500</text:p>
          </table:table-cell>
          <table:table-cell office:value-type="string">
            <text:p>Cash book receipts</text:p>
          </table:table-cell>
          <table:table-cell office:value-type="string">
            <text:p>Default other revenue for petty cash transaction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RECEIPT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9600">
            <text:p>79600</text:p>
          </table:table-cell>
          <table:table-cell office:value-type="string">
            <text:p>Charge expense</text:p>
          </table:table-cell>
          <table:table-cell office:value-type="string">
            <text:p>Default other expense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79700">
            <text:p>79700</text:p>
          </table:table-cell>
          <table:table-cell office:value-type="string">
            <text:p>Charge revenue</text:p>
          </table:table-cell>
          <table:table-cell office:value-type="string">
            <text:p>Default other revenue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float" office:value="79">
            <text:p>79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รายได้อื่น ๆ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float" office:value="80">
            <text:p>80</text:p>
          </table:table-cell>
          <table:table-cell office:value-type="string">
            <text:p>Other Income</text:p>
          </table:table-cell>
          <table:table-cell table:number-columns-repeated="4"/>
        </table:table-row>
        <table:table-row table:style-name="ro1">
          <table:table-cell office:value-type="float" office:value="80100">
            <text:p>80100</text:p>
          </table:table-cell>
          <table:table-cell office:value-type="string">
            <text:p>ดอกเบี้ยรับ</text:p>
          </table:table-cell>
          <table:table-cell office:value-type="string">
            <text:p>Bank interest revenue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1">
          <table:table-cell office:value-type="float" office:value="80200">
            <text:p>80200</text:p>
          </table:table-cell>
          <table:table-cell office:value-type="string">
            <text:p>เงินปันผลรับ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Dividents</text:p>
          </table:table-cell>
          <table:table-cell table:number-columns-repeated="2"/>
        </table:table-row>
        <table:table-row table:style-name="ro1">
          <table:table-cell office:value-type="float" office:value="80300">
            <text:p>80300</text:p>
          </table:table-cell>
          <table:table-cell office:value-type="string">
            <text:p>ค่าเช่ารับ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Gross Rents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กำไรจากอัตราแลกเปลี่ยน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table:number-columns-repeated="4"/>
          <table:table-cell office:value-type="float" office:value="805">
            <text:p>805</text:p>
          </table:table-cell>
          <table:table-cell office:value-type="string">
            <text:p>Currency Gain</text:p>
          </table:table-cell>
          <table:table-cell table:number-columns-repeated="4"/>
        </table:table-row>
        <table:table-row table:style-name="ro1">
          <table:table-cell office:value-type="float" office:value="80510">
            <text:p>80510</text:p>
          </table:table-cell>
          <table:table-cell office:value-type="string">
            <text:p>กำไรจากอัตราแลกเปลี่ยน-ธนาคาร</text:p>
          </table:table-cell>
          <table:table-cell office:value-type="string">
            <text:p>Foreign currency bank account gain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GAIN_ACCT</text:p>
          </table:table-cell>
          <table:table-cell office:value-type="float" office:value="805">
            <text:p>805</text:p>
          </table:table-cell>
          <table:table-cell table:number-columns-repeated="10"/>
        </table:table-row>
        <table:table-row table:style-name="ro1">
          <table:table-cell office:value-type="float" office:value="80520">
            <text:p>80520</text:p>
          </table:table-cell>
          <table:table-cell office:value-type="string">
            <text:p>กำไรจากอัตราแลกเปลี่ยน-การชำระเงินธนาคาร</text:p>
          </table:table-cell>
          <table:table-cell office:value-type="string">
            <text:p>Difference between payment and bank account currency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GAIN_ACCT</text:p>
          </table:table-cell>
          <table:table-cell office:value-type="float" office:value="805">
            <text:p>805</text:p>
          </table:table-cell>
          <table:table-cell table:number-columns-repeated="10"/>
        </table:table-row>
        <table:table-row table:style-name="ro1">
          <table:table-cell office:value-type="float" office:value="80530">
            <text:p>80530</text:p>
          </table:table-cell>
          <table:table-cell office:value-type="string">
            <text:p>กำไรจากอัตราแลกเปลี่ยน-การรับชำระเงิน</text:p>
          </table:table-cell>
          <table:table-cell office:value-type="string">
            <text:p>Difference between foreign currency receivables/payables and current rate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GAIN_ACCT</text:p>
          </table:table-cell>
          <table:table-cell office:value-type="float" office:value="805">
            <text:p>805</text:p>
          </table:table-cell>
          <table:table-cell table:number-columns-repeated="10"/>
        </table:table-row>
        <table:table-row table:style-name="ro1">
          <table:table-cell office:value-type="float" office:value="80540">
            <text:p>80540</text:p>
          </table:table-cell>
          <table:table-cell office:value-type="string">
            <text:p>กำไรจากอัตราแลกเปลี่ยน-การชำระหนี้</text:p>
          </table:table-cell>
          <table:table-cell office:value-type="string">
            <text:p>Difference between invoice and payment currency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float" office:value="805">
            <text:p>805</text:p>
          </table:table-cell>
          <table:table-cell table:number-columns-repeated="10"/>
        </table:table-row>
        <table:table-row table:style-name="ro1">
          <table:table-cell office:value-type="float" office:value="80700">
            <text:p>80700</text:p>
          </table:table-cell>
          <table:table-cell office:value-type="string">
            <text:p>กำไรจากการขายหุ้นทุน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80800">
            <text:p>80800</text:p>
          </table:table-cell>
          <table:table-cell office:value-type="string">
            <text:p>กำไรจากการขายทรัพย์สิน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80850">
            <text:p>80850</text:p>
          </table:table-cell>
          <table:table-cell office:value-type="string">
            <text:p>รายได้ที่ไม่เกี่ยวกับการขายอื่น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80900">
            <text:p>80900</text:p>
          </table:table-cell>
          <table:table-cell office:value-type="string">
            <text:p>รายได้อื่น ๆ</text:p>
          </table:table-cell>
          <table:table-cell/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">
            <text:p>80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ค่าใช้จ่าย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float" office:value="82">
            <text:p>82</text:p>
          </table:table-cell>
          <table:table-cell office:value-type="string">
            <text:p>Other Expense</text:p>
          </table:table-cell>
          <table:table-cell table:number-columns-repeated="4"/>
        </table:table-row>
        <table:table-row table:style-name="ro1">
          <table:table-cell office:value-type="float" office:value="82100">
            <text:p>82100</text:p>
          </table:table-cell>
          <table:table-cell office:value-type="string">
            <text:p>ดอกเบี้ยจ่าย</text:p>
          </table:table-cell>
          <table:table-cell office:value-type="string">
            <text:p>Bank interest expense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float" office:value="82">
            <text:p>82</text:p>
          </table:table-cell>
          <table:table-cell table:number-columns-repeated="6"/>
          <table:table-cell office:value-type="float" office:value="18">
            <text:p>18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1">
          <table:table-cell office:value-type="float" office:value="82200">
            <text:p>82200</text:p>
          </table:table-cell>
          <table:table-cell office:value-type="string">
            <text:p>ดอกเบี้ยจ่าย-เงินกู้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ขาดทุนจากอัตราแลกเปลี่ย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2">
            <text:p>82</text:p>
          </table:table-cell>
          <table:table-cell table:number-columns-repeated="4"/>
          <table:table-cell office:value-type="float" office:value="825">
            <text:p>825</text:p>
          </table:table-cell>
          <table:table-cell office:value-type="string">
            <text:p>Currency Loss</text:p>
          </table:table-cell>
          <table:table-cell table:number-columns-repeated="4"/>
        </table:table-row>
        <table:table-row table:style-name="ro1">
          <table:table-cell office:value-type="float" office:value="82510">
            <text:p>82510</text:p>
          </table:table-cell>
          <table:table-cell office:value-type="string">
            <text:p>ขาดทุนจากอัตราแลกเปลี่ยน-ธนาคาร</text:p>
          </table:table-cell>
          <table:table-cell office:value-type="string">
            <text:p>Foreign currency bank account los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LOSS_ACCT</text:p>
          </table:table-cell>
          <table:table-cell office:value-type="float" office:value="825">
            <text:p>825</text:p>
          </table:table-cell>
          <table:table-cell table:number-columns-repeated="10"/>
        </table:table-row>
        <table:table-row table:style-name="ro1">
          <table:table-cell office:value-type="float" office:value="82520">
            <text:p>82520</text:p>
          </table:table-cell>
          <table:table-cell office:value-type="string">
            <text:p>ขาดทุนจากอัตราแลกเปลี่ยน-การชำระเงินธนาคาร</text:p>
          </table:table-cell>
          <table:table-cell office:value-type="string">
            <text:p>Difference between payment and bank account currency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LOSS_ACCT</text:p>
          </table:table-cell>
          <table:table-cell office:value-type="float" office:value="825">
            <text:p>825</text:p>
          </table:table-cell>
          <table:table-cell table:number-columns-repeated="10"/>
        </table:table-row>
        <table:table-row table:style-name="ro1">
          <table:table-cell office:value-type="float" office:value="82530">
            <text:p>82530</text:p>
          </table:table-cell>
          <table:table-cell office:value-type="string">
            <text:p>ขาดทุนจากอัตราแลกเปลี่ยน-การรับ-จ่ายเงิน</text:p>
          </table:table-cell>
          <table:table-cell office:value-type="string">
            <text:p>Difference between foreign currency receivables/payables and current rate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LOSS_ACCT</text:p>
          </table:table-cell>
          <table:table-cell office:value-type="float" office:value="825">
            <text:p>825</text:p>
          </table:table-cell>
          <table:table-cell table:number-columns-repeated="10"/>
        </table:table-row>
        <table:table-row table:style-name="ro1">
          <table:table-cell office:value-type="float" office:value="82540">
            <text:p>82540</text:p>
          </table:table-cell>
          <table:table-cell office:value-type="string">
            <text:p>ขาดทุนจากอัตราแลกเปลี่ยน-การชำระหนี้</text:p>
          </table:table-cell>
          <table:table-cell office:value-type="string">
            <text:p>Difference between invoice and payment currency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float" office:value="825">
            <text:p>825</text:p>
          </table:table-cell>
          <table:table-cell table:number-columns-repeated="10"/>
        </table:table-row>
        <table:table-row table:style-name="ro1">
          <table:table-cell office:value-type="float" office:value="82550">
            <text:p>82550</text:p>
          </table:table-cell>
          <table:table-cell office:value-type="string">
            <text:p>ส่วนต่างจากการปรับปรุงทางบัญชี(อัตราแลกเปลี่ยน)</text:p>
          </table:table-cell>
          <table:table-cell office:value-type="string">
            <text:p>Rounding difference to make journal balance in accounting currency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float" office:value="825">
            <text:p>825</text:p>
          </table:table-cell>
          <table:table-cell table:number-columns-repeated="10"/>
        </table:table-row>
        <table:table-row table:style-name="ro1">
          <table:table-cell office:value-type="float" office:value="82700">
            <text:p>82700</text:p>
          </table:table-cell>
          <table:table-cell office:value-type="string">
            <text:p>ขาดทุนจากการขายหุ้นทุ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2800">
            <text:p>82800</text:p>
          </table:table-cell>
          <table:table-cell office:value-type="string">
            <text:p>ขาดทุนจากการขายทรัพย์สิ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office:value-type="float" office:value="82900">
            <text:p>82900</text:p>
          </table:table-cell>
          <table:table-cell office:value-type="string">
            <text:p>ค่าใช้จ่ายอื่น ๆ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2">
            <text:p>82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>
            <text:p>82_</text:p>
          </table:table-cell>
          <table:table-cell office:value-type="string">
            <text:p>Net Income before Tax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Income Tax &amp; Summary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float" office:value="89">
            <text:p>89</text:p>
          </table:table-cell>
          <table:table-cell office:value-type="string">
            <text:p>Income Tax &amp; Summary</text:p>
          </table:table-cell>
          <table:table-cell table:number-columns-repeated="4"/>
        </table:table-row>
        <table:table-row table:style-name="ro1">
          <table:table-cell office:value-type="float" office:value="89100">
            <text:p>89100</text:p>
          </table:table-cell>
          <table:table-cell office:value-type="string">
            <text:p>Federal Income Tax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89200">
            <text:p>89200</text:p>
          </table:table-cell>
          <table:table-cell office:value-type="string">
            <text:p>State Income Tax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89300">
            <text:p>89300</text:p>
          </table:table-cell>
          <table:table-cell office:value-type="string">
            <text:p>ภาษีท้องถิ่น</text:p>
          </table:table-cell>
          <table:table-cell/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table:number-columns-repeated="10"/>
        </table:table-row>
        <table:table-row table:style-name="ro1">
          <table:table-cell office:value-type="float" office:value="89900">
            <text:p>89900</text:p>
          </table:table-cell>
          <table:table-cell office:value-type="string">
            <text:p>ภาษีเงินได้สะสม</text:p>
          </table:table-cell>
          <table:table-cell office:value-type="string">
            <text:p>Year end processing to balance account (Retained Earnings)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COMESUMMARY_ACCT</text:p>
          </table:table-cell>
          <table:table-cell office:value-type="float" office:value="89">
            <text:p>89</text:p>
          </table:table-cell>
          <table:table-cell table:number-columns-repeated="4"/>
          <table:table-cell office:value-type="string">
            <text:p>89_</text:p>
          </table:table-cell>
          <table:table-cell office:value-type="string">
            <text:p>Net Income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sting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Profit Center Costing Distribution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Project Costing Distribution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1">
            <text:p>91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ommitment Accounting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2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PO Encumbrance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PO Commitment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COMMITMENTOFFSET_ACCT</text:p>
          </table:table-cell>
          <table:table-cell office:value-type="float" office:value="95">
            <text:p>95</text:p>
          </table:table-cell>
          <table:table-cell table:number-columns-repeated="10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SO Future Revenue</text:p>
          </table:table-cell>
          <table:table-cell/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95">
            <text:p>9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09/23/2009</text:date>, <text:time>13:2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2351" meta:object-count="0"/>
    <meta:generator>OpenOffice.org/3.0$Unix OpenOffice.org_project/300m15$Build-9379</meta:generator>
  </office:meta>
</office:document-meta>
</file>